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8.505cm"/>
    </style:style>
    <style:style style:name="co4" style:family="table-column">
      <style:table-column-properties fo:break-before="auto" style:column-width="8.696cm"/>
    </style:style>
    <style:style style:name="co5" style:family="table-column">
      <style:table-column-properties fo:break-before="auto" style:column-width="20.001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4.856cm"/>
    </style:style>
    <style:style style:name="co8" style:family="table-column">
      <style:table-column-properties fo:break-before="auto" style:column-width="4.718cm"/>
    </style:style>
    <style:style style:name="co9" style:family="table-column">
      <style:table-column-properties fo:break-before="auto" style:column-width="7.197cm"/>
    </style:style>
    <style:style style:name="co10" style:family="table-column">
      <style:table-column-properties fo:break-before="auto" style:column-width="5.592cm"/>
    </style:style>
    <style:style style:name="co11" style:family="table-column">
      <style:table-column-properties fo:break-before="auto" style:column-width="6.108cm"/>
    </style:style>
    <style:style style:name="co12" style:family="table-column">
      <style:table-column-properties fo:break-before="auto" style:column-width="5.937cm"/>
    </style:style>
    <style:style style:name="co13" style:family="table-column">
      <style:table-column-properties fo:break-before="auto" style:column-width="4.366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S5_Gotitdb_V2_tables_field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1" table:default-cell-style-name="ce1"/>
        <table:table-row table:style-name="ro1">
          <table:table-cell office:value-type="string">
            <text:p>Table type</text:p>
          </table:table-cell>
          <table:table-cell office:value-type="string">
            <text:p>English database table name (db_gotit2)</text:p>
          </table:table-cell>
          <table:table-cell office:value-type="string">
            <text:p>English database field name (db_gotit2)</text:p>
          </table:table-cell>
          <table:table-cell office:value-type="string">
            <text:p>Foreign key (fk) primary key (pk) technical fields (tf)</text:p>
          </table:table-cell>
          <table:table-cell office:value-type="string">
            <text:p>Explanation for field content</text:p>
          </table:table-cell>
          <table:table-cell office:value-type="string">
            <text:p>Field with unique value (1) Filelds with unique combined value <text:s/>(2)</text:p>
          </table:table-cell>
          <table:table-cell office:value-type="string">
            <text:p>Data type</text:p>
          </table:table-cell>
          <table:table-cell office:value-type="string">
            <text:p>Field content « is_nullable »</text:p>
          </table:table-cell>
          <table:table-cell office:value-type="string">
            <text:p>Maximum number of characters for the field</text:p>
          </table:table-cell>
          <table:table-cell office:value-type="string">
            <text:p>English database link (fk) to table</text:p>
          </table:table-cell>
          <table:table-cell office:value-type="string">
            <text:p>Database table name</text:p>
          </table:table-cell>
          <table:table-cell office:value-type="string">
            <text:p>Database field name (db_gotit2)</text:p>
          </table:table-cell>
          <table:table-cell office:value-type="string">
            <text:p>Database link (fk) to table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torage_box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boite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torage_box</text:p>
          </table:table-cell>
          <table:table-cell office:value-type="string">
            <text:p>box_code</text:p>
          </table:table-cell>
          <table:table-cell/>
          <table:table-cell office:value-type="string">
            <text:p>Code (unique) of a storage box</text:p>
          </table:table-cell>
          <table:table-cell office:value-type="float" office:value="1">
            <text:p>1</text:p>
          </table:table-cell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boite</text:p>
          </table:table-cell>
          <table:table-cell office:value-type="string">
            <text:p>code_boit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torage_box</text:p>
          </table:table-cell>
          <table:table-cell office:value-type="string">
            <text:p>box_title</text:p>
          </table:table-cell>
          <table:table-cell/>
          <table:table-cell office:value-type="string">
            <text:p>Title (label) of a storage box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boite</text:p>
          </table:table-cell>
          <table:table-cell office:value-type="string">
            <text:p>libelle_boit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torage_box</text:p>
          </table:table-cell>
          <table:table-cell office:value-type="string">
            <text:p>box_comments</text:p>
          </table:table-cell>
          <table:table-cell/>
          <table:table-cell office:value-type="string">
            <text:p>Comments about a storage box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boite</text:p>
          </table:table-cell>
          <table:table-cell office:value-type="string">
            <text:p>commentaire_boit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torage_box</text:p>
          </table:table-cell>
          <table:table-cell office:value-type="string">
            <text:p>collection_type_voc_fk</text:p>
          </table:table-cell>
          <table:table-cell office:value-type="string">
            <text:p>fk</text:p>
          </table:table-cell>
          <table:table-cell office:value-type="string">
            <text:p>Indicate the collection type (e.g. Slide or DNA) to which the box belongs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boite</text:p>
          </table:table-cell>
          <table:table-cell office:value-type="string">
            <text:p>type_collection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torage_box</text:p>
          </table:table-cell>
          <table:table-cell office:value-type="string">
            <text:p>collection_code_voc_fk</text:p>
          </table:table-cell>
          <table:table-cell office:value-type="string">
            <text:p>fk</text:p>
          </table:table-cell>
          <table:table-cell office:value-type="string">
            <text:p>Indicate the code of the collection to which the box belongs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boite</text:p>
          </table:table-cell>
          <table:table-cell office:value-type="string">
            <text:p>code_collection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torage_box</text:p>
          </table:table-cell>
          <table:table-cell office:value-type="string">
            <text:p>box_type_voc_fk</text:p>
          </table:table-cell>
          <table:table-cell office:value-type="string">
            <text:p>fk</text:p>
          </table:table-cell>
          <table:table-cell office:value-type="string">
            <text:p>Indicate the box type <text:s/>(e.g. Slide or DNA) to which the box belongs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boite</text:p>
          </table:table-cell>
          <table:table-cell office:value-type="string">
            <text:p>type_boite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torage_box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boite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torage_box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boite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torage_box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boite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torage_box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boite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chromatogram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hromatogramme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chromatogram</text:p>
          </table:table-cell>
          <table:table-cell office:value-type="string">
            <text:p>chromatogram_code</text:p>
          </table:table-cell>
          <table:table-cell/>
          <table:table-cell office:value-type="string">
            <text:p>Code (unique) of a chromatogram generated as follows : Chromatogram number|Chromato primer</text:p>
          </table:table-cell>
          <table:table-cell office:value-type="float" office:value="1">
            <text:p>1</text:p>
          </table:table-cell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chromatogramme</text:p>
          </table:table-cell>
          <table:table-cell office:value-type="string">
            <text:p>code_chromato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chromatogram</text:p>
          </table:table-cell>
          <table:table-cell office:value-type="string">
            <text:p>chromatogram_number</text:p>
          </table:table-cell>
          <table:table-cell/>
          <table:table-cell office:value-type="string">
            <text:p>A unqiue number atrributed to the chromatogram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chromatogramme</text:p>
          </table:table-cell>
          <table:table-cell office:value-type="string">
            <text:p>num_yas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chromatogram</text:p>
          </table:table-cell>
          <table:table-cell office:value-type="string">
            <text:p>chromatogram_comments</text:p>
          </table:table-cell>
          <table:table-cell/>
          <table:table-cell office:value-type="string">
            <text:p>Comments about a chromatogram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hromatogramme</text:p>
          </table:table-cell>
          <table:table-cell office:value-type="string">
            <text:p>commentaire_chromato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chromatogram</text:p>
          </table:table-cell>
          <table:table-cell office:value-type="string">
            <text:p>chromato_primer_voc_fk</text:p>
          </table:table-cell>
          <table:table-cell office:value-type="string">
            <text:p>fk</text:p>
          </table:table-cell>
          <table:table-cell office:value-type="string">
            <text:p>Indicate the primer used during sequencing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chromatogramme</text:p>
          </table:table-cell>
          <table:table-cell office:value-type="string">
            <text:p>primer_chromato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chromatogram</text:p>
          </table:table-cell>
          <table:table-cell office:value-type="string">
            <text:p>chromato_quality_voc_fk</text:p>
          </table:table-cell>
          <table:table-cell office:value-type="string">
            <text:p>fk</text:p>
          </table:table-cell>
          <table:table-cell office:value-type="string">
            <text:p>Indicate the quality of the chromatogram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chromatogramme</text:p>
          </table:table-cell>
          <table:table-cell office:value-type="string">
            <text:p>qualite_chromato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chromatogram</text:p>
          </table:table-cell>
          <table:table-cell office:value-type="string">
            <text:p>institution_fk</text:p>
          </table:table-cell>
          <table:table-cell office:value-type="string">
            <text:p>fk</text:p>
          </table:table-cell>
          <table:table-cell office:value-type="string">
            <text:p>Link to the name of institution who sequenced the PCR product and provides the chromatogram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Institution</text:p>
          </table:table-cell>
          <table:table-cell office:value-type="string">
            <text:p>chromatogramme</text:p>
          </table:table-cell>
          <table:table-cell office:value-type="string">
            <text:p>etablissement_fk</text:p>
          </table:table-cell>
          <table:table-cell office:value-type="string">
            <text:p>etablissement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chromatogram</text:p>
          </table:table-cell>
          <table:table-cell office:value-type="string">
            <text:p>pcr_fk</text:p>
          </table:table-cell>
          <table:table-cell office:value-type="string">
            <text:p>fk</text:p>
          </table:table-cell>
          <table:table-cell office:value-type="string">
            <text:p>Indicate that a PCR product <text:s/>is sequenced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PCR</text:p>
          </table:table-cell>
          <table:table-cell office:value-type="string">
            <text:p>chromatogramme</text:p>
          </table:table-cell>
          <table:table-cell office:value-type="string">
            <text:p>pcr_fk</text:p>
          </table:table-cell>
          <table:table-cell office:value-type="string">
            <text:p>pcr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chromatogram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hromatogramme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chromatogram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hromatogramme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chromatogram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hromatogramme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chromatogram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hromatogramme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composition_of_internal_biological_material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omposition_lot_materiel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composition_of_internal_biological_material</text:p>
          </table:table-cell>
          <table:table-cell office:value-type="string">
            <text:p>number_of_specimens</text:p>
          </table:table-cell>
          <table:table-cell/>
          <table:table-cell office:value-type="string">
            <text:p>The number of specimens for each of the different specimen types in an internal biological material 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omposition_lot_materiel</text:p>
          </table:table-cell>
          <table:table-cell office:value-type="string">
            <text:p>nb_individus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composition_of_internal_biological_material</text:p>
          </table:table-cell>
          <table:table-cell office:value-type="string">
            <text:p>internal_biological_material_composition_comments</text:p>
          </table:table-cell>
          <table:table-cell/>
          <table:table-cell office:value-type="string">
            <text:p>Comments about the composition of an internal biological material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omposition_lot_materiel</text:p>
          </table:table-cell>
          <table:table-cell office:value-type="string">
            <text:p>commentaire_compo_lot_materiel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composition_of_internal_biological_material</text:p>
          </table:table-cell>
          <table:table-cell office:value-type="string">
            <text:p>specimen_type_voc_fk</text:p>
          </table:table-cell>
          <table:table-cell office:value-type="string">
            <text:p>fk</text:p>
          </table:table-cell>
          <table:table-cell office:value-type="string">
            <text:p>Indicate the types of specimens (e.g. Male or female etc...) contained in an internal biological material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composition_lot_materiel</text:p>
          </table:table-cell>
          <table:table-cell office:value-type="string">
            <text:p>type_individu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composition_of_internal_biological_material</text:p>
          </table:table-cell>
          <table:table-cell office:value-type="string">
            <text:p>internal_biological_material_fk</text:p>
          </table:table-cell>
          <table:table-cell office:value-type="string">
            <text:p>fk</text:p>
          </table:table-cell>
          <table:table-cell office:value-type="string">
            <text:p>Provide the specimen composition of the internal biological material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Internal biological material</text:p>
          </table:table-cell>
          <table:table-cell office:value-type="string">
            <text:p>composition_lot_materiel</text:p>
          </table:table-cell>
          <table:table-cell office:value-type="string">
            <text:p>lot_materiel_fk</text:p>
          </table:table-cell>
          <table:table-cell office:value-type="string">
            <text:p>lot_materiel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composition_of_internal_biological_material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omposition_lot_materiel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composition_of_internal_biological_material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omposition_lot_materiel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composition_of_internal_biological_material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omposition_lot_materiel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composition_of_internal_biological_material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omposition_lot_materiel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dna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adn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dna</text:p>
          </table:table-cell>
          <table:table-cell office:value-type="string">
            <text:p>dna_code</text:p>
          </table:table-cell>
          <table:table-cell/>
          <table:table-cell office:value-type="string">
            <text:p>Code (unique) of the DNA extract</text:p>
          </table:table-cell>
          <table:table-cell office:value-type="float" office:value="1">
            <text:p>1</text:p>
          </table:table-cell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adn</text:p>
          </table:table-cell>
          <table:table-cell office:value-type="string">
            <text:p>code_adn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dna</text:p>
          </table:table-cell>
          <table:table-cell office:value-type="string">
            <text:p>dna_extraction_date</text:p>
          </table:table-cell>
          <table:table-cell/>
          <table:table-cell office:value-type="string">
            <text:p>Date of DNA extraction</text:p>
          </table:table-cell>
          <table:table-cell/>
          <table:table-cell office:value-type="string">
            <text:p>dat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dn</text:p>
          </table:table-cell>
          <table:table-cell office:value-type="string">
            <text:p>date_adn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dna</text:p>
          </table:table-cell>
          <table:table-cell office:value-type="string">
            <text:p>dna_concentration</text:p>
          </table:table-cell>
          <table:table-cell/>
          <table:table-cell office:value-type="string">
            <text:p>DNA concentration in ng/µl</text:p>
          </table:table-cell>
          <table:table-cell/>
          <table:table-cell office:value-type="string">
            <text:p>double precision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dn</text:p>
          </table:table-cell>
          <table:table-cell office:value-type="string">
            <text:p>concentration_ng_microlit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dna</text:p>
          </table:table-cell>
          <table:table-cell office:value-type="string">
            <text:p>dna_comments</text:p>
          </table:table-cell>
          <table:table-cell/>
          <table:table-cell office:value-type="string">
            <text:p>Comments about the DNA extract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dn</text:p>
          </table:table-cell>
          <table:table-cell office:value-type="string">
            <text:p>commentaire_adn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dna</text:p>
          </table:table-cell>
          <table:table-cell office:value-type="string">
            <text:p>date_precision_voc_fk</text:p>
          </table:table-cell>
          <table:table-cell office:value-type="string">
            <text:p>fk</text:p>
          </table:table-cell>
          <table:table-cell office:value-type="string">
            <text:p>Indicate whether « DNA extraction date » has date precision of day / month / yea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adn</text:p>
          </table:table-cell>
          <table:table-cell office:value-type="string">
            <text:p>date_precision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dna</text:p>
          </table:table-cell>
          <table:table-cell office:value-type="string">
            <text:p>dna_extraction_method_voc_fk</text:p>
          </table:table-cell>
          <table:table-cell office:value-type="string">
            <text:p>fk</text:p>
          </table:table-cell>
          <table:table-cell office:value-type="string">
            <text:p>Indicate the extraction method used to extract DNA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adn</text:p>
          </table:table-cell>
          <table:table-cell office:value-type="string">
            <text:p>methode_extraction_adn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dna</text:p>
          </table:table-cell>
          <table:table-cell office:value-type="string">
            <text:p>specimen_fk</text:p>
          </table:table-cell>
          <table:table-cell office:value-type="string">
            <text:p>fk</text:p>
          </table:table-cell>
          <table:table-cell office:value-type="string">
            <text:p>Indicate which specimens are used for DNA extraction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Specimen</text:p>
          </table:table-cell>
          <table:table-cell office:value-type="string">
            <text:p>adn</text:p>
          </table:table-cell>
          <table:table-cell office:value-type="string">
            <text:p>individu_fk</text:p>
          </table:table-cell>
          <table:table-cell office:value-type="string">
            <text:p>individu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dna</text:p>
          </table:table-cell>
          <table:table-cell office:value-type="string">
            <text:p>dna_quality_voc_fk</text:p>
          </table:table-cell>
          <table:table-cell office:value-type="string">
            <text:p>fk</text:p>
          </table:table-cell>
          <table:table-cell office:value-type="string">
            <text:p>Indicate the quality of the DNA extract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adn</text:p>
          </table:table-cell>
          <table:table-cell office:value-type="string">
            <text:p>qualite_adn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dna</text:p>
          </table:table-cell>
          <table:table-cell office:value-type="string">
            <text:p>storage_box_fk</text:p>
          </table:table-cell>
          <table:table-cell office:value-type="string">
            <text:p>fk</text:p>
          </table:table-cell>
          <table:table-cell office:value-type="string">
            <text:p>Link to the box in which the DNA extract is store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/>
          <table:table-cell office:value-type="string">
            <text:p>Box</text:p>
          </table:table-cell>
          <table:table-cell office:value-type="string">
            <text:p>adn</text:p>
          </table:table-cell>
          <table:table-cell office:value-type="string">
            <text:p>boite_fk</text:p>
          </table:table-cell>
          <table:table-cell office:value-type="string">
            <text:p>boite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dna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dn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dna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dn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dna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dn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dna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dn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biological_material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lot_materiel_ext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biological_material</text:p>
          </table:table-cell>
          <table:table-cell office:value-type="string">
            <text:p>external_biological_material_code</text:p>
          </table:table-cell>
          <table:table-cell/>
          <table:table-cell office:value-type="string">
            <text:p>The code (unique) of the external biological material expressed as follows : "Taxon name|sample code" (e.g. PROASELLUS_MERIDIANUS_FTBOUILL_197000)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lot_materiel_ext</text:p>
          </table:table-cell>
          <table:table-cell office:value-type="string">
            <text:p>code_lot_materiel_ext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biological_material</text:p>
          </table:table-cell>
          <table:table-cell office:value-type="string">
            <text:p>external_biological_material_creation_date</text:p>
          </table:table-cell>
          <table:table-cell/>
          <table:table-cell office:value-type="string">
            <text:p>Date when the external biological material is processed</text:p>
          </table:table-cell>
          <table:table-cell/>
          <table:table-cell office:value-type="string">
            <text:p>dat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_ext</text:p>
          </table:table-cell>
          <table:table-cell office:value-type="string">
            <text:p>date_creation_lot_materiel_ext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biological_material</text:p>
          </table:table-cell>
          <table:table-cell office:value-type="string">
            <text:p>external_biological_material_comments</text:p>
          </table:table-cell>
          <table:table-cell/>
          <table:table-cell office:value-type="string">
            <text:p>Comments about the external biological material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_ext</text:p>
          </table:table-cell>
          <table:table-cell office:value-type="string">
            <text:p>commentaire_lot_materiel_ext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biological_material</text:p>
          </table:table-cell>
          <table:table-cell office:value-type="string">
            <text:p>number_of_specimens_comments</text:p>
          </table:table-cell>
          <table:table-cell/>
          <table:table-cell office:value-type="string">
            <text:p>Comments about the number of specimens in the external biological material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_ext</text:p>
          </table:table-cell>
          <table:table-cell office:value-type="string">
            <text:p>commentaire_nb_individus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biological_material</text:p>
          </table:table-cell>
          <table:table-cell office:value-type="string">
            <text:p>sampling_fk</text:p>
          </table:table-cell>
          <table:table-cell office:value-type="string">
            <text:p>fk</text:p>
          </table:table-cell>
          <table:table-cell office:value-type="string">
            <text:p>Indicate the sampling to which the external biological material is associated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Sampling</text:p>
          </table:table-cell>
          <table:table-cell office:value-type="string">
            <text:p>lot_materiel_ext</text:p>
          </table:table-cell>
          <table:table-cell office:value-type="string">
            <text:p>collecte_fk</text:p>
          </table:table-cell>
          <table:table-cell office:value-type="string">
            <text:p>collecte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biological_material</text:p>
          </table:table-cell>
          <table:table-cell office:value-type="string">
            <text:p>date_precision_voc_fk</text:p>
          </table:table-cell>
          <table:table-cell office:value-type="string">
            <text:p>fk</text:p>
          </table:table-cell>
          <table:table-cell office:value-type="string">
            <text:p>Indicate whether « External biological material date » has date precision of day / month / yea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lot_materiel_ext</text:p>
          </table:table-cell>
          <table:table-cell office:value-type="string">
            <text:p>date_precision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biological_material</text:p>
          </table:table-cell>
          <table:table-cell office:value-type="string">
            <text:p>number_of_specimens_voc_fk</text:p>
          </table:table-cell>
          <table:table-cell office:value-type="string">
            <text:p>fk</text:p>
          </table:table-cell>
          <table:table-cell office:value-type="string">
            <text:p>Indicate the number of specimens contained in the external biological material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lot_materiel_ext</text:p>
          </table:table-cell>
          <table:table-cell office:value-type="string">
            <text:p>nb_individus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biological_material</text:p>
          </table:table-cell>
          <table:table-cell office:value-type="string">
            <text:p>pigmentation_voc_fk</text:p>
          </table:table-cell>
          <table:table-cell office:value-type="string">
            <text:p>fk</text:p>
          </table:table-cell>
          <table:table-cell office:value-type="string">
            <text:p>Indicate patterns of pigmentation (pigmented / partially depigmented / depigmented) of specimens in the lot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lot_materiel_ext</text:p>
          </table:table-cell>
          <table:table-cell office:value-type="string">
            <text:p>pigmentation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biological_material</text:p>
          </table:table-cell>
          <table:table-cell office:value-type="string">
            <text:p>eyes_voc_fk</text:p>
          </table:table-cell>
          <table:table-cell office:value-type="string">
            <text:p>fk</text:p>
          </table:table-cell>
          <table:table-cell office:value-type="string">
            <text:p>Indicate patterns of eyes (oculated / microphtalmous / anophtalmous) of specimens in the lot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lot_materiel_ext</text:p>
          </table:table-cell>
          <table:table-cell office:value-type="string">
            <text:p>yeux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biological_material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_ext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biological_material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_ext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biological_material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_ext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biological_material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_ext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sequence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sequence_assemblee_ext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sequence</text:p>
          </table:table-cell>
          <table:table-cell office:value-type="string">
            <text:p>external_sequence_code</text:p>
          </table:table-cell>
          <table:table-cell/>
          <table:table-cell office:value-type="string">
            <text:p>Code (unique) of the external sequence expressed as: "Sequence status_ species taxon code attributed to DNA sequence at creation_sample code_external sequence specimen number_accession number|sequence origin. Do not include sequence status if VALIDATED (e.g. LIRCEObisetus_GORMAN_000000_GM1_AY566531|NCBI)</text:p>
          </table:table-cell>
          <table:table-cell office:value-type="float" office:value="1">
            <text:p>1</text:p>
          </table:table-cell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equence_assemblee_ext</text:p>
          </table:table-cell>
          <table:table-cell office:value-type="string">
            <text:p>code_sqc_ass_ext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sequence</text:p>
          </table:table-cell>
          <table:table-cell office:value-type="string">
            <text:p>external_sequence_creation_date</text:p>
          </table:table-cell>
          <table:table-cell/>
          <table:table-cell office:value-type="string">
            <text:p>Date when the external sequence was created.</text:p>
          </table:table-cell>
          <table:table-cell/>
          <table:table-cell office:value-type="string">
            <text:p>dat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equence_assemblee_ext</text:p>
          </table:table-cell>
          <table:table-cell office:value-type="string">
            <text:p>date_creation_sqc_ass_ext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sequence</text:p>
          </table:table-cell>
          <table:table-cell office:value-type="string">
            <text:p>external_sequence_accession_number</text:p>
          </table:table-cell>
          <table:table-cell/>
          <table:table-cell office:value-type="string">
            <text:p>Accession number of the external sequence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sequence_assemblee_ext</text:p>
          </table:table-cell>
          <table:table-cell office:value-type="string">
            <text:p>accession_number_sqc_ass_ext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sequence</text:p>
          </table:table-cell>
          <table:table-cell office:value-type="string">
            <text:p>external_sequence_alignment_code</text:p>
          </table:table-cell>
          <table:table-cell/>
          <table:table-cell office:value-type="string">
            <text:p>Code (unique) of the external sequence in the alignment expressed as: "Sequence status_ last species taxon code attributed to DNA sequence_sample code_sequence specimen number_accession number|sequence origin. Do not include sequence status if VALIDATED (e.g. LIRCEObisetus_GORMAN_000000_GM1_AY566531|NCBI).</text:p>
          </table:table-cell>
          <table:table-cell office:value-type="float" office:value="1">
            <text:p>1</text:p>
          </table:table-cell>
          <table:table-cell office:value-type="string">
            <text:p>character varying</text:p>
          </table:table-cell>
          <table:table-cell office:value-type="string">
            <text:p>YES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equence_assemblee_ext</text:p>
          </table:table-cell>
          <table:table-cell office:value-type="string">
            <text:p>code_sqc_ass_ext_alignement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sequence</text:p>
          </table:table-cell>
          <table:table-cell office:value-type="string">
            <text:p>external_sequence_specimen_number</text:p>
          </table:table-cell>
          <table:table-cell/>
          <table:table-cell office:value-type="string">
            <text:p>The number of the specimen that has been sequenced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sequence_assemblee_ext</text:p>
          </table:table-cell>
          <table:table-cell office:value-type="string">
            <text:p>num_individu_sqc_ass_ext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sequence</text:p>
          </table:table-cell>
          <table:table-cell office:value-type="string">
            <text:p>external_sequence_primary_taxon</text:p>
          </table:table-cell>
          <table:table-cell/>
          <table:table-cell office:value-type="string">
            <text:p>The taxon name originally associated to the external sequence in the literature</text:p>
          </table:table-cell>
          <table:table-cell/>
          <table:table-cell office:value-type="string">
            <text:p>character varying</text:p>
          </table:table-cell>
          <table:table-cell office:value-type="string">
            <text:p>YES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sequence_assemblee_ext</text:p>
          </table:table-cell>
          <table:table-cell office:value-type="string">
            <text:p>taxon_origine_sqc_ass_ext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sequence</text:p>
          </table:table-cell>
          <table:table-cell office:value-type="string">
            <text:p>external_sequence_comments</text:p>
          </table:table-cell>
          <table:table-cell/>
          <table:table-cell office:value-type="string">
            <text:p>Comments about the external sequence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equence_assemblee_ext</text:p>
          </table:table-cell>
          <table:table-cell office:value-type="string">
            <text:p>commentaire_sqc_ass_ext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sequence</text:p>
          </table:table-cell>
          <table:table-cell office:value-type="string">
            <text:p>gene_voc_fk</text:p>
          </table:table-cell>
          <table:table-cell office:value-type="string">
            <text:p>fk</text:p>
          </table:table-cell>
          <table:table-cell office:value-type="string">
            <text:p>Indicate the gene targeted by the external sequenc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sequence_assemblee_ext</text:p>
          </table:table-cell>
          <table:table-cell office:value-type="string">
            <text:p>gene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sequence</text:p>
          </table:table-cell>
          <table:table-cell office:value-type="string">
            <text:p>date_precision_voc_fk</text:p>
          </table:table-cell>
          <table:table-cell office:value-type="string">
            <text:p>fk</text:p>
          </table:table-cell>
          <table:table-cell office:value-type="string">
            <text:p>Indicate whether « external sequence creation date » has date precision of day / month / yea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sequence_assemblee_ext</text:p>
          </table:table-cell>
          <table:table-cell office:value-type="string">
            <text:p>date_precision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sequence</text:p>
          </table:table-cell>
          <table:table-cell office:value-type="string">
            <text:p>external_sequence_origin_voc_fk</text:p>
          </table:table-cell>
          <table:table-cell office:value-type="string">
            <text:p>fk</text:p>
          </table:table-cell>
          <table:table-cell office:value-type="string">
            <text:p>Indicate te origin of the external sequence that is to say where the external sequence was obtained from (e.g. NCBI or personla data)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sequence_assemblee_ext</text:p>
          </table:table-cell>
          <table:table-cell office:value-type="string">
            <text:p>origine_sqc_ass_ext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sequence</text:p>
          </table:table-cell>
          <table:table-cell office:value-type="string">
            <text:p>sampling_fk</text:p>
          </table:table-cell>
          <table:table-cell office:value-type="string">
            <text:p>fk</text:p>
          </table:table-cell>
          <table:table-cell office:value-type="string">
            <text:p>Indicate the sampling to which the external sequence is associated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Sampling</text:p>
          </table:table-cell>
          <table:table-cell office:value-type="string">
            <text:p>sequence_assemblee_ext</text:p>
          </table:table-cell>
          <table:table-cell office:value-type="string">
            <text:p>collecte_fk</text:p>
          </table:table-cell>
          <table:table-cell office:value-type="string">
            <text:p>collecte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sequence</text:p>
          </table:table-cell>
          <table:table-cell office:value-type="string">
            <text:p>external_sequence_status_voc_fk</text:p>
          </table:table-cell>
          <table:table-cell office:value-type="string">
            <text:p>fk</text:p>
          </table:table-cell>
          <table:table-cell office:value-type="string">
            <text:p>Indicate the status (e.g. Validated or in preparation etc...) of the external sequenc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sequence_assemblee_ext</text:p>
          </table:table-cell>
          <table:table-cell office:value-type="string">
            <text:p>statut_sqc_ass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sequence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equence_assemblee_ext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sequence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equence_assemblee_ext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sequence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equence_assemblee_ext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external_sequence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equence_assemblee_ext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biological_material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lot_materiel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biological_material</text:p>
          </table:table-cell>
          <table:table-cell office:value-type="string">
            <text:p>internal_biological_material_code</text:p>
          </table:table-cell>
          <table:table-cell/>
          <table:table-cell office:value-type="string">
            <text:p>The code (unique) of the internal biological material expressed as follows : "Taxon name|sample code" (e.g. LIRCEUS_BRACHYURUS|BERKELSP_201704)</text:p>
          </table:table-cell>
          <table:table-cell office:value-type="float" office:value="1">
            <text:p>1</text:p>
          </table:table-cell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lot_materiel</text:p>
          </table:table-cell>
          <table:table-cell office:value-type="string">
            <text:p>code_lot_materiel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biological_material</text:p>
          </table:table-cell>
          <table:table-cell office:value-type="string">
            <text:p>internal_biological_material_date</text:p>
          </table:table-cell>
          <table:table-cell/>
          <table:table-cell office:value-type="string">
            <text:p>Date when the internal biological material is processed</text:p>
          </table:table-cell>
          <table:table-cell/>
          <table:table-cell office:value-type="string">
            <text:p>dat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</text:p>
          </table:table-cell>
          <table:table-cell office:value-type="string">
            <text:p>date_lot_materiel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biological_material</text:p>
          </table:table-cell>
          <table:table-cell office:value-type="string">
            <text:p>sequencing_advice</text:p>
          </table:table-cell>
          <table:table-cell/>
          <table:table-cell office:value-type="string">
            <text:p>Recommendations for sequencing specimens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</text:p>
          </table:table-cell>
          <table:table-cell office:value-type="string">
            <text:p>commentaire_conseil_sqc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biological_material</text:p>
          </table:table-cell>
          <table:table-cell office:value-type="string">
            <text:p>internal_biological_material_comments</text:p>
          </table:table-cell>
          <table:table-cell/>
          <table:table-cell office:value-type="string">
            <text:p>Comments about the internal biological material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</text:p>
          </table:table-cell>
          <table:table-cell office:value-type="string">
            <text:p>commentaire_lot_materiel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biological_material</text:p>
          </table:table-cell>
          <table:table-cell office:value-type="string">
            <text:p>internal_biological_material_status</text:p>
          </table:table-cell>
          <table:table-cell/>
          <table:table-cell office:value-type="string">
            <text:p>The work status of the internal biological material specifying whether specimens in the lot have to be processed. </text:p>
          </table:table-cell>
          <table:table-cell/>
          <table:table-cell office:value-type="string">
            <text:p>small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lot_materiel</text:p>
          </table:table-cell>
          <table:table-cell office:value-type="string">
            <text:p>a_fai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biological_material</text:p>
          </table:table-cell>
          <table:table-cell office:value-type="string">
            <text:p>date_precision_voc_fk</text:p>
          </table:table-cell>
          <table:table-cell office:value-type="string">
            <text:p>fk</text:p>
          </table:table-cell>
          <table:table-cell office:value-type="string">
            <text:p>Indicate whether « Internal biological material date » has date precision of day / month / yea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lot_materiel</text:p>
          </table:table-cell>
          <table:table-cell office:value-type="string">
            <text:p>date_precision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biological_material</text:p>
          </table:table-cell>
          <table:table-cell office:value-type="string">
            <text:p>pigmentation_voc_fk</text:p>
          </table:table-cell>
          <table:table-cell office:value-type="string">
            <text:p>fk</text:p>
          </table:table-cell>
          <table:table-cell office:value-type="string">
            <text:p>Indicate patterns of pigmentation (pigmented / partially depigmented / depigmented) of specimens in the lot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lot_materiel</text:p>
          </table:table-cell>
          <table:table-cell office:value-type="string">
            <text:p>pigmentation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biological_material</text:p>
          </table:table-cell>
          <table:table-cell office:value-type="string">
            <text:p>eyes_voc_fk</text:p>
          </table:table-cell>
          <table:table-cell office:value-type="string">
            <text:p>fk</text:p>
          </table:table-cell>
          <table:table-cell office:value-type="string">
            <text:p>Indicate patterns of eyes (oculated / microphtalmous / anophtalmous) of specimens in the lot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lot_materiel</text:p>
          </table:table-cell>
          <table:table-cell office:value-type="string">
            <text:p>yeux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biological_material</text:p>
          </table:table-cell>
          <table:table-cell office:value-type="string">
            <text:p>sampling_fk</text:p>
          </table:table-cell>
          <table:table-cell office:value-type="string">
            <text:p>fk</text:p>
          </table:table-cell>
          <table:table-cell office:value-type="string">
            <text:p>Indicate that a sample is sorted into a set of lots which are referred to as internal biological materials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Sampling</text:p>
          </table:table-cell>
          <table:table-cell office:value-type="string">
            <text:p>lot_materiel</text:p>
          </table:table-cell>
          <table:table-cell office:value-type="string">
            <text:p>collecte_fk</text:p>
          </table:table-cell>
          <table:table-cell office:value-type="string">
            <text:p>collecte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biological_material</text:p>
          </table:table-cell>
          <table:table-cell office:value-type="string">
            <text:p>storage_box_fk</text:p>
          </table:table-cell>
          <table:table-cell office:value-type="string">
            <text:p>fk</text:p>
          </table:table-cell>
          <table:table-cell office:value-type="string">
            <text:p>Link to the box in which the internal biological material is store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/>
          <table:table-cell office:value-type="string">
            <text:p>Box</text:p>
          </table:table-cell>
          <table:table-cell office:value-type="string">
            <text:p>lot_materiel</text:p>
          </table:table-cell>
          <table:table-cell office:value-type="string">
            <text:p>boite_fk</text:p>
          </table:table-cell>
          <table:table-cell office:value-type="string">
            <text:p>boite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biological_material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biological_material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biological_material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biological_material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sequence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sequence_assemblee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sequence</text:p>
          </table:table-cell>
          <table:table-cell office:value-type="string">
            <text:p>internal_sequence_code</text:p>
          </table:table-cell>
          <table:table-cell/>
          <table:table-cell office:value-type="string">
            <text:p>Code (unique) of the internal sequence expressed as: "Sequence status_molecular specimen code_concatenation of chromatogram codes|PCR specificity code" Use"-" for concatenation. Do not include sequence status if VALIDATED (e.g. LIRbrachyurus_BERKELSP_201704_1ID_YAI170|COILKR3-YAI179_COILCO1490)</text:p>
          </table:table-cell>
          <table:table-cell office:value-type="float" office:value="1">
            <text:p>1</text:p>
          </table:table-cell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equence_assemblee</text:p>
          </table:table-cell>
          <table:table-cell office:value-type="string">
            <text:p>code_sqc_ass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sequence</text:p>
          </table:table-cell>
          <table:table-cell office:value-type="string">
            <text:p>internal_sequence_creation_date</text:p>
          </table:table-cell>
          <table:table-cell/>
          <table:table-cell office:value-type="string">
            <text:p>Date when the internal sequence was created.</text:p>
          </table:table-cell>
          <table:table-cell/>
          <table:table-cell office:value-type="string">
            <text:p>dat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equence_assemblee</text:p>
          </table:table-cell>
          <table:table-cell office:value-type="string">
            <text:p>date_creation_sqc_ass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sequence</text:p>
          </table:table-cell>
          <table:table-cell office:value-type="string">
            <text:p>internal_sequence_accession_number</text:p>
          </table:table-cell>
          <table:table-cell/>
          <table:table-cell office:value-type="string">
            <text:p>Accession number of the internal sequence</text:p>
          </table:table-cell>
          <table:table-cell/>
          <table:table-cell office:value-type="string">
            <text:p>character varying</text:p>
          </table:table-cell>
          <table:table-cell office:value-type="string">
            <text:p>YES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sequence_assemblee</text:p>
          </table:table-cell>
          <table:table-cell office:value-type="string">
            <text:p>accession_number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sequence</text:p>
          </table:table-cell>
          <table:table-cell office:value-type="string">
            <text:p>internal_sequence_alignment_code</text:p>
          </table:table-cell>
          <table:table-cell/>
          <table:table-cell office:value-type="string">
            <text:p>Code (unique) of the internal sequence in the alignment expressed as: "Sequence status_taxon code attributed to DNA sequence_sample code_specimen molecular number_concatenation of chromatogram codes|PCR specificity code" Use"-" for concatenation. Do not include sequence status if VALIDATED (e.g. LIRbrachyurus_BERKELSP_201704_1ID_YAI170|COILKR3-YAI179_COILCO1490).</text:p>
          </table:table-cell>
          <table:table-cell office:value-type="float" office:value="1">
            <text:p>1</text:p>
          </table:table-cell>
          <table:table-cell office:value-type="string">
            <text:p>character varying</text:p>
          </table:table-cell>
          <table:table-cell office:value-type="string">
            <text:p>YES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equence_assemblee</text:p>
          </table:table-cell>
          <table:table-cell office:value-type="string">
            <text:p>code_sqc_alignement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sequence</text:p>
          </table:table-cell>
          <table:table-cell office:value-type="string">
            <text:p>internal_sequence_comments</text:p>
          </table:table-cell>
          <table:table-cell/>
          <table:table-cell office:value-type="string">
            <text:p>Comments about the internal sequence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equence_assemblee</text:p>
          </table:table-cell>
          <table:table-cell office:value-type="string">
            <text:p>commentaire_sqc_ass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sequence</text:p>
          </table:table-cell>
          <table:table-cell office:value-type="string">
            <text:p>date_precision_voc_fk</text:p>
          </table:table-cell>
          <table:table-cell office:value-type="string">
            <text:p>fk</text:p>
          </table:table-cell>
          <table:table-cell office:value-type="string">
            <text:p>Indicate whether «sequence creation date » has date precision of day / month / yea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sequence_assemblee</text:p>
          </table:table-cell>
          <table:table-cell office:value-type="string">
            <text:p>date_precision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sequence</text:p>
          </table:table-cell>
          <table:table-cell office:value-type="string">
            <text:p>internal_sequence_status_voc_fk</text:p>
          </table:table-cell>
          <table:table-cell office:value-type="string">
            <text:p>fk</text:p>
          </table:table-cell>
          <table:table-cell office:value-type="string">
            <text:p>Indicate the status (e.g. Validated or in preparation etc...) of the internal sequenc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sequence_assemblee</text:p>
          </table:table-cell>
          <table:table-cell office:value-type="string">
            <text:p>statut_sqc_ass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sequence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equence_assemblee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sequence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equence_assemblee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sequence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equence_assemblee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internal_sequence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equence_assemblee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motu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motu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motu</text:p>
          </table:table-cell>
          <table:table-cell office:value-type="string">
            <text:p>csv_file_name</text:p>
          </table:table-cell>
          <table:table-cell/>
          <table:table-cell office:value-type="string">
            <text:p>Name of the csv file containing the MOTU numbers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motu</text:p>
          </table:table-cell>
          <table:table-cell office:value-type="string">
            <text:p>nom_fichier_csv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motu</text:p>
          </table:table-cell>
          <table:table-cell office:value-type="string">
            <text:p>motu_date</text:p>
          </table:table-cell>
          <table:table-cell/>
          <table:table-cell office:value-type="string">
            <text:p>Date when the MOTU numbers are generated</text:p>
          </table:table-cell>
          <table:table-cell/>
          <table:table-cell office:value-type="string">
            <text:p>date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motu</text:p>
          </table:table-cell>
          <table:table-cell office:value-type="string">
            <text:p>date_motu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motu</text:p>
          </table:table-cell>
          <table:table-cell office:value-type="string">
            <text:p>motu_comments</text:p>
          </table:table-cell>
          <table:table-cell/>
          <table:table-cell office:value-type="string">
            <text:p>Comments about the MOTU metadata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motu</text:p>
          </table:table-cell>
          <table:table-cell office:value-type="string">
            <text:p>commentaire_motu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motu</text:p>
          </table:table-cell>
          <table:table-cell office:value-type="string">
            <text:p>motu_title</text:p>
          </table:table-cell>
          <table:table-cell/>
          <table:table-cell office:value-type="string">
            <text:p>Title given to the MOTU data set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motu</text:p>
          </table:table-cell>
          <table:table-cell office:value-type="string">
            <text:p>libelle_motu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motu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motu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motu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motu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motu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motu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motu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motu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pcr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pcr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pcr</text:p>
          </table:table-cell>
          <table:table-cell office:value-type="string">
            <text:p>pcr_code</text:p>
          </table:table-cell>
          <table:table-cell/>
          <table:table-cell office:value-type="string">
            <text:p>Code (unique) of a PCR expressed as follows : "DNA code_PCR number_PCR forward primer_PCR reverse primer" (e.g. LiBrB1_COI952_COILCO1490_COILKR3)</text:p>
          </table:table-cell>
          <table:table-cell office:value-type="float" office:value="1">
            <text:p>1</text:p>
          </table:table-cell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pcr</text:p>
          </table:table-cell>
          <table:table-cell office:value-type="string">
            <text:p>code_pcr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pcr</text:p>
          </table:table-cell>
          <table:table-cell office:value-type="string">
            <text:p>pcr_number</text:p>
          </table:table-cell>
          <table:table-cell/>
          <table:table-cell office:value-type="string">
            <text:p>Number of the PCR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pcr</text:p>
          </table:table-cell>
          <table:table-cell office:value-type="string">
            <text:p>num_pcr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pcr</text:p>
          </table:table-cell>
          <table:table-cell office:value-type="string">
            <text:p>pcr_date</text:p>
          </table:table-cell>
          <table:table-cell/>
          <table:table-cell office:value-type="string">
            <text:p>Date when the PCR is performed</text:p>
          </table:table-cell>
          <table:table-cell/>
          <table:table-cell office:value-type="string">
            <text:p>dat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cr</text:p>
          </table:table-cell>
          <table:table-cell office:value-type="string">
            <text:p>date_pcr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pcr</text:p>
          </table:table-cell>
          <table:table-cell office:value-type="string">
            <text:p>pcr_details</text:p>
          </table:table-cell>
          <table:table-cell/>
          <table:table-cell office:value-type="string">
            <text:p>Details about the PCR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cr</text:p>
          </table:table-cell>
          <table:table-cell office:value-type="string">
            <text:p>detail_pcr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pcr</text:p>
          </table:table-cell>
          <table:table-cell office:value-type="string">
            <text:p>pcr_comments</text:p>
          </table:table-cell>
          <table:table-cell/>
          <table:table-cell office:value-type="string">
            <text:p>Comments about the PCR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cr</text:p>
          </table:table-cell>
          <table:table-cell office:value-type="string">
            <text:p>remarque_pcr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pcr</text:p>
          </table:table-cell>
          <table:table-cell office:value-type="string">
            <text:p>gene_voc_fk</text:p>
          </table:table-cell>
          <table:table-cell office:value-type="string">
            <text:p>fk</text:p>
          </table:table-cell>
          <table:table-cell office:value-type="string">
            <text:p>Indicate the gene targeted by the PC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pcr</text:p>
          </table:table-cell>
          <table:table-cell office:value-type="string">
            <text:p>gene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pcr</text:p>
          </table:table-cell>
          <table:table-cell office:value-type="string">
            <text:p>pcr_quality_voc_fk</text:p>
          </table:table-cell>
          <table:table-cell office:value-type="string">
            <text:p>fk</text:p>
          </table:table-cell>
          <table:table-cell office:value-type="string">
            <text:p>Indicate the quality of the PC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pcr</text:p>
          </table:table-cell>
          <table:table-cell office:value-type="string">
            <text:p>qualite_pcr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pcr</text:p>
          </table:table-cell>
          <table:table-cell office:value-type="string">
            <text:p>pcr_specificity_voc_fk</text:p>
          </table:table-cell>
          <table:table-cell office:value-type="string">
            <text:p>fk</text:p>
          </table:table-cell>
          <table:table-cell office:value-type="string">
            <text:p>Provide specifies of the PCR (e.g. Nested or semi-nested etc...)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pcr</text:p>
          </table:table-cell>
          <table:table-cell office:value-type="string">
            <text:p>specificite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pcr</text:p>
          </table:table-cell>
          <table:table-cell office:value-type="string">
            <text:p>forward_primer_voc_fk</text:p>
          </table:table-cell>
          <table:table-cell office:value-type="string">
            <text:p>fk</text:p>
          </table:table-cell>
          <table:table-cell office:value-type="string">
            <text:p>Indicate the forward primer used during PC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pcr</text:p>
          </table:table-cell>
          <table:table-cell office:value-type="string">
            <text:p>primer_pcr_start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pcr</text:p>
          </table:table-cell>
          <table:table-cell office:value-type="string">
            <text:p>reverse_primer_voc_fk</text:p>
          </table:table-cell>
          <table:table-cell office:value-type="string">
            <text:p>fk</text:p>
          </table:table-cell>
          <table:table-cell office:value-type="string">
            <text:p>Indicate the reverse primer used during PC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pcr</text:p>
          </table:table-cell>
          <table:table-cell office:value-type="string">
            <text:p>primer_pcr_end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pcr</text:p>
          </table:table-cell>
          <table:table-cell office:value-type="string">
            <text:p>date_precision_voc_fk</text:p>
          </table:table-cell>
          <table:table-cell office:value-type="string">
            <text:p>fk</text:p>
          </table:table-cell>
          <table:table-cell office:value-type="string">
            <text:p>Indicate whether « Date of PCR » has date precision of day / month / yea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pcr</text:p>
          </table:table-cell>
          <table:table-cell office:value-type="string">
            <text:p>date_precision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pcr</text:p>
          </table:table-cell>
          <table:table-cell office:value-type="string">
            <text:p>dna_fk</text:p>
          </table:table-cell>
          <table:table-cell office:value-type="string">
            <text:p>fk</text:p>
          </table:table-cell>
          <table:table-cell office:value-type="string">
            <text:p>Indicate that a DNA extract is amplified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DNA</text:p>
          </table:table-cell>
          <table:table-cell office:value-type="string">
            <text:p>pcr</text:p>
          </table:table-cell>
          <table:table-cell office:value-type="string">
            <text:p>adn_fk</text:p>
          </table:table-cell>
          <table:table-cell office:value-type="string">
            <text:p>adn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pcr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cr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pcr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cr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pcr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cr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pcr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cr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ampling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ollecte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ampling</text:p>
          </table:table-cell>
          <table:table-cell office:value-type="string">
            <text:p>sample_code</text:p>
          </table:table-cell>
          <table:table-cell/>
          <table:table-cell office:value-type="string">
            <text:p>Code (unique) of the sample generated as follows : Site code_YearMonth (e.g.FRAITE_200711)</text:p>
          </table:table-cell>
          <table:table-cell office:value-type="float" office:value="1">
            <text:p>1</text:p>
          </table:table-cell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collecte</text:p>
          </table:table-cell>
          <table:table-cell office:value-type="string">
            <text:p>code_collect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ampling</text:p>
          </table:table-cell>
          <table:table-cell office:value-type="string">
            <text:p>sampling_date</text:p>
          </table:table-cell>
          <table:table-cell/>
          <table:table-cell office:value-type="string">
            <text:p>Date of sampling</text:p>
          </table:table-cell>
          <table:table-cell/>
          <table:table-cell office:value-type="string">
            <text:p>dat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ollecte</text:p>
          </table:table-cell>
          <table:table-cell office:value-type="string">
            <text:p>date_collect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ampling</text:p>
          </table:table-cell>
          <table:table-cell office:value-type="string">
            <text:p>sampling_duration</text:p>
          </table:table-cell>
          <table:table-cell/>
          <table:table-cell office:value-type="string">
            <text:p>Duration of the sampling event in minutes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ollecte</text:p>
          </table:table-cell>
          <table:table-cell office:value-type="string">
            <text:p>duree_echantillonnage_mn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ampling</text:p>
          </table:table-cell>
          <table:table-cell office:value-type="string">
            <text:p>temperature</text:p>
          </table:table-cell>
          <table:table-cell/>
          <table:table-cell office:value-type="string">
            <text:p>Temperature in °C</text:p>
          </table:table-cell>
          <table:table-cell/>
          <table:table-cell office:value-type="string">
            <text:p>double precision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ollecte</text:p>
          </table:table-cell>
          <table:table-cell office:value-type="string">
            <text:p>temperature_c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ampling</text:p>
          </table:table-cell>
          <table:table-cell office:value-type="string">
            <text:p>specific_conductance</text:p>
          </table:table-cell>
          <table:table-cell/>
          <table:table-cell office:value-type="string">
            <text:p>Specific conductance (µS/cm) of water</text:p>
          </table:table-cell>
          <table:table-cell/>
          <table:table-cell office:value-type="string">
            <text:p>double precision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ollecte</text:p>
          </table:table-cell>
          <table:table-cell office:value-type="string">
            <text:p>conductivite_micro_sie_cm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ampling</text:p>
          </table:table-cell>
          <table:table-cell office:value-type="string">
            <text:p>sample_status</text:p>
          </table:table-cell>
          <table:table-cell/>
          <table:table-cell office:value-type="string">
            <text:p>Whether the sample needs to be processed or whether it has already been processed</text:p>
          </table:table-cell>
          <table:table-cell/>
          <table:table-cell office:value-type="string">
            <text:p>small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ollecte</text:p>
          </table:table-cell>
          <table:table-cell office:value-type="string">
            <text:p>a_fai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ampling</text:p>
          </table:table-cell>
          <table:table-cell office:value-type="string">
            <text:p>sampling_comments</text:p>
          </table:table-cell>
          <table:table-cell/>
          <table:table-cell office:value-type="string">
            <text:p>Comments about the sampling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ollecte</text:p>
          </table:table-cell>
          <table:table-cell office:value-type="string">
            <text:p>commentaire_collect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ampling</text:p>
          </table:table-cell>
          <table:table-cell office:value-type="string">
            <text:p>date_precision_voc_fk</text:p>
          </table:table-cell>
          <table:table-cell office:value-type="string">
            <text:p>fk</text:p>
          </table:table-cell>
          <table:table-cell office:value-type="string">
            <text:p>Indicate whether « sampling date » has date precision of day / month / yea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collecte</text:p>
          </table:table-cell>
          <table:table-cell office:value-type="string">
            <text:p>date_precision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ampling</text:p>
          </table:table-cell>
          <table:table-cell office:value-type="string">
            <text:p>donation_voc_fk</text:p>
          </table:table-cell>
          <table:table-cell office:value-type="string">
            <text:p>fk</text:p>
          </table:table-cell>
          <table:table-cell office:value-type="string">
            <text:p>Indicate whether the sample is a donation (yes / no)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collecte</text:p>
          </table:table-cell>
          <table:table-cell office:value-type="string">
            <text:p>leg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ampling</text:p>
          </table:table-cell>
          <table:table-cell office:value-type="string">
            <text:p>site_fk</text:p>
          </table:table-cell>
          <table:table-cell office:value-type="string">
            <text:p>fk</text:p>
          </table:table-cell>
          <table:table-cell office:value-type="string">
            <text:p>Indicate that a site is sampled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Site</text:p>
          </table:table-cell>
          <table:table-cell office:value-type="string">
            <text:p>collecte</text:p>
          </table:table-cell>
          <table:table-cell office:value-type="string">
            <text:p>station_fk</text:p>
          </table:table-cell>
          <table:table-cell office:value-type="string">
            <text:p>station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ampling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ollecte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ampling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ollecte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ampling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ollecte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ampling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ollecte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ite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station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ite</text:p>
          </table:table-cell>
          <table:table-cell office:value-type="string">
            <text:p>site_code</text:p>
          </table:table-cell>
          <table:table-cell/>
          <table:table-cell office:value-type="string">
            <text:p>Code (unique) of the site.</text:p>
          </table:table-cell>
          <table:table-cell office:value-type="float" office:value="1">
            <text:p>1</text:p>
          </table:table-cell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station</text:p>
          </table:table-cell>
          <table:table-cell office:value-type="string">
            <text:p>code_station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ite</text:p>
          </table:table-cell>
          <table:table-cell office:value-type="string">
            <text:p>site_name</text:p>
          </table:table-cell>
          <table:table-cell/>
          <table:table-cell office:value-type="string">
            <text:p>Name of the site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tation</text:p>
          </table:table-cell>
          <table:table-cell office:value-type="string">
            <text:p>nom_station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ite</text:p>
          </table:table-cell>
          <table:table-cell office:value-type="string">
            <text:p>latitude</text:p>
          </table:table-cell>
          <table:table-cell/>
          <table:table-cell office:value-type="string">
            <text:p>Latitude of the site expressed as decimal degrees (WGS84)</text:p>
          </table:table-cell>
          <table:table-cell/>
          <table:table-cell office:value-type="string">
            <text:p>double precision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station</text:p>
          </table:table-cell>
          <table:table-cell office:value-type="string">
            <text:p>lat_deg_dec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ite</text:p>
          </table:table-cell>
          <table:table-cell office:value-type="string">
            <text:p>longitude</text:p>
          </table:table-cell>
          <table:table-cell/>
          <table:table-cell office:value-type="string">
            <text:p>Longitude of the site expressed as decimal degrees (WGS84)</text:p>
          </table:table-cell>
          <table:table-cell/>
          <table:table-cell office:value-type="string">
            <text:p>double precision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station</text:p>
          </table:table-cell>
          <table:table-cell office:value-type="string">
            <text:p>long_deg_dec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ite</text:p>
          </table:table-cell>
          <table:table-cell office:value-type="string">
            <text:p>elevation</text:p>
          </table:table-cell>
          <table:table-cell/>
          <table:table-cell office:value-type="string">
            <text:p>Elevation of the site espressed as metres above sea level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tation</text:p>
          </table:table-cell>
          <table:table-cell office:value-type="string">
            <text:p>altitude_m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ite</text:p>
          </table:table-cell>
          <table:table-cell office:value-type="string">
            <text:p>location_info</text:p>
          </table:table-cell>
          <table:table-cell/>
          <table:table-cell office:value-type="string">
            <text:p>Information about site location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tation</text:p>
          </table:table-cell>
          <table:table-cell office:value-type="string">
            <text:p>info_localisation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ite</text:p>
          </table:table-cell>
          <table:table-cell office:value-type="string">
            <text:p>site_description</text:p>
          </table:table-cell>
          <table:table-cell/>
          <table:table-cell office:value-type="string">
            <text:p>Short description of the site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tation</text:p>
          </table:table-cell>
          <table:table-cell office:value-type="string">
            <text:p>info_description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ite</text:p>
          </table:table-cell>
          <table:table-cell office:value-type="string">
            <text:p>site_comments</text:p>
          </table:table-cell>
          <table:table-cell/>
          <table:table-cell office:value-type="string">
            <text:p>Comments about the site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tation</text:p>
          </table:table-cell>
          <table:table-cell office:value-type="string">
            <text:p>commentaire_station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ite</text:p>
          </table:table-cell>
          <table:table-cell office:value-type="string">
            <text:p>municipality_fk</text:p>
          </table:table-cell>
          <table:table-cell office:value-type="string">
            <text:p>fk</text:p>
          </table:table-cell>
          <table:table-cell office:value-type="string">
            <text:p>Indicate the municipality in which a site is located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Municipality</text:p>
          </table:table-cell>
          <table:table-cell office:value-type="string">
            <text:p>station</text:p>
          </table:table-cell>
          <table:table-cell office:value-type="string">
            <text:p>commune_fk</text:p>
          </table:table-cell>
          <table:table-cell office:value-type="string">
            <text:p>commune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ite</text:p>
          </table:table-cell>
          <table:table-cell office:value-type="string">
            <text:p>country_fk</text:p>
          </table:table-cell>
          <table:table-cell office:value-type="string">
            <text:p>fk</text:p>
          </table:table-cell>
          <table:table-cell office:value-type="string">
            <text:p>Indicate the country to which the site belongs to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Country</text:p>
          </table:table-cell>
          <table:table-cell office:value-type="string">
            <text:p>station</text:p>
          </table:table-cell>
          <table:table-cell office:value-type="string">
            <text:p>pays_fk</text:p>
          </table:table-cell>
          <table:table-cell office:value-type="string">
            <text:p>pays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ite</text:p>
          </table:table-cell>
          <table:table-cell office:value-type="string">
            <text:p>access_point_voc_fk</text:p>
          </table:table-cell>
          <table:table-cell office:value-type="string">
            <text:p>fk</text:p>
          </table:table-cell>
          <table:table-cell office:value-type="string">
            <text:p>Indicate the acess point to which a site belongs to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station</text:p>
          </table:table-cell>
          <table:table-cell office:value-type="string">
            <text:p>point_acces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ite</text:p>
          </table:table-cell>
          <table:table-cell office:value-type="string">
            <text:p>habitat_type_voc_fk</text:p>
          </table:table-cell>
          <table:table-cell office:value-type="string">
            <text:p>fk</text:p>
          </table:table-cell>
          <table:table-cell office:value-type="string">
            <text:p>Indicate the type of habitat to which a site belongs to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station</text:p>
          </table:table-cell>
          <table:table-cell office:value-type="string">
            <text:p>habitat_type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ite</text:p>
          </table:table-cell>
          <table:table-cell office:value-type="string">
            <text:p>coordinate_precision_voc_fk</text:p>
          </table:table-cell>
          <table:table-cell office:value-type="string">
            <text:p>fk</text:p>
          </table:table-cell>
          <table:table-cell office:value-type="string">
            <text:p>Provide the precision of geographic coordinates (i.e. « latitude of site » and « longitude of site ») 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station</text:p>
          </table:table-cell>
          <table:table-cell office:value-type="string">
            <text:p>precision_lat_long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ite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tation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ite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tation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ite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tation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ite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tation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ource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source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ource</text:p>
          </table:table-cell>
          <table:table-cell office:value-type="string">
            <text:p>source_code</text:p>
          </table:table-cell>
          <table:table-cell/>
          <table:table-cell office:value-type="string">
            <text:p>Code (unique) of the literature reference expressed as “Author_year_journal abbreviation_volume number_Issue number_pages » (e.g. Brunke_Gonser_1999_J_North_Am_Benthol_Soc_18_3_344_362)</text:p>
          </table:table-cell>
          <table:table-cell office:value-type="float" office:value="1">
            <text:p>1</text:p>
          </table:table-cell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source</text:p>
          </table:table-cell>
          <table:table-cell office:value-type="string">
            <text:p>code_sourc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ource</text:p>
          </table:table-cell>
          <table:table-cell office:value-type="string">
            <text:p>source_year</text:p>
          </table:table-cell>
          <table:table-cell/>
          <table:table-cell office:value-type="string">
            <text:p>Publication date of the source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ource</text:p>
          </table:table-cell>
          <table:table-cell office:value-type="string">
            <text:p>annee_sourc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ource</text:p>
          </table:table-cell>
          <table:table-cell office:value-type="string">
            <text:p>source_title</text:p>
          </table:table-cell>
          <table:table-cell/>
          <table:table-cell office:value-type="string">
            <text:p>Title of the literature reference expressed using the following example format : « Brunke M.[comma] <text:s/>Gonser T. 1999. Hyporheic invertebrates - the clinal nature of interstitial communities structured by hydrological exchange and environmental gradients. Journal of the North American Benthological Society [comma] 18(3) [comma] 344-362. »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048">
            <text:p>2048</text:p>
          </table:table-cell>
          <table:table-cell/>
          <table:table-cell office:value-type="string">
            <text:p>source</text:p>
          </table:table-cell>
          <table:table-cell office:value-type="string">
            <text:p>libelle_sourc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ource</text:p>
          </table:table-cell>
          <table:table-cell office:value-type="string">
            <text:p>source_comments</text:p>
          </table:table-cell>
          <table:table-cell/>
          <table:table-cell office:value-type="string">
            <text:p>Comments about the literature reference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ource</text:p>
          </table:table-cell>
          <table:table-cell office:value-type="string">
            <text:p>commentaire_sourc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ource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ource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ource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ource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ource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ource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ource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ource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individu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</text:p>
          </table:table-cell>
          <table:table-cell office:value-type="string">
            <text:p>specimen_molecular_code</text:p>
          </table:table-cell>
          <table:table-cell/>
          <table:table-cell office:value-type="string">
            <text:p>Molecular code (unique) attributed to the specimen expressed as follows : Expressed as "Taxon code_sampling code_specimen molecular number" (e.g. LIRbrachyurus_BERKELSP_201704_1ID)</text:p>
          </table:table-cell>
          <table:table-cell/>
          <table:table-cell office:value-type="string">
            <text:p>character varying</text:p>
          </table:table-cell>
          <table:table-cell office:value-type="string">
            <text:p>YES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individu</text:p>
          </table:table-cell>
          <table:table-cell office:value-type="string">
            <text:p>code_ind_biomol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</text:p>
          </table:table-cell>
          <table:table-cell office:value-type="string">
            <text:p>specimen_morphological_code</text:p>
          </table:table-cell>
          <table:table-cell/>
          <table:table-cell office:value-type="string">
            <text:p>Morphological code (unique) attributed to the specimen expressed as follows : « Taxon name|sample code[specimen tube code] » (e.g. LIRCEUS_BRACHYURUS|BERKELSP_201704[A1])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individu</text:p>
          </table:table-cell>
          <table:table-cell office:value-type="string">
            <text:p>code_ind_tri_morpho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</text:p>
          </table:table-cell>
          <table:table-cell office:value-type="string">
            <text:p>tube_code</text:p>
          </table:table-cell>
          <table:table-cell/>
          <table:table-cell office:value-type="string">
            <text:p>Code of the tube containing the specimen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individu</text:p>
          </table:table-cell>
          <table:table-cell office:value-type="string">
            <text:p>code_tub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</text:p>
          </table:table-cell>
          <table:table-cell office:value-type="string">
            <text:p>specimen_molecular_number</text:p>
          </table:table-cell>
          <table:table-cell/>
          <table:table-cell office:value-type="string">
            <text:p>The molecular number attributed to the specimen</text:p>
          </table:table-cell>
          <table:table-cell/>
          <table:table-cell office:value-type="string">
            <text:p>character varying</text:p>
          </table:table-cell>
          <table:table-cell office:value-type="string">
            <text:p>YES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individu</text:p>
          </table:table-cell>
          <table:table-cell office:value-type="string">
            <text:p>num_ind_biomol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</text:p>
          </table:table-cell>
          <table:table-cell office:value-type="string">
            <text:p>specimen_comments</text:p>
          </table:table-cell>
          <table:table-cell/>
          <table:table-cell office:value-type="string">
            <text:p>Comments about the specimen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individu</text:p>
          </table:table-cell>
          <table:table-cell office:value-type="string">
            <text:p>commentaire_ind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</text:p>
          </table:table-cell>
          <table:table-cell office:value-type="string">
            <text:p>specimen_type_voc_fk</text:p>
          </table:table-cell>
          <table:table-cell office:value-type="string">
            <text:p>fk</text:p>
          </table:table-cell>
          <table:table-cell office:value-type="string">
            <text:p>Indicate the type of specimen (e.g. Male or female etc...) to which a specimen belongs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individu</text:p>
          </table:table-cell>
          <table:table-cell office:value-type="string">
            <text:p>type_individu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</text:p>
          </table:table-cell>
          <table:table-cell office:value-type="string">
            <text:p>internal_biological_material_fk</text:p>
          </table:table-cell>
          <table:table-cell office:value-type="string">
            <text:p>fk</text:p>
          </table:table-cell>
          <table:table-cell office:value-type="string">
            <text:p>Indicate that one or several specimens were isolated from the internal biological material for molecular and/or morphological analysis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Internal biological material</text:p>
          </table:table-cell>
          <table:table-cell office:value-type="string">
            <text:p>individu</text:p>
          </table:table-cell>
          <table:table-cell office:value-type="string">
            <text:p>lot_materiel_fk</text:p>
          </table:table-cell>
          <table:table-cell office:value-type="string">
            <text:p>lot_materiel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individu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individu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individu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individu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_slide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individu_lame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_slide</text:p>
          </table:table-cell>
          <table:table-cell office:value-type="string">
            <text:p>collection_slide_code</text:p>
          </table:table-cell>
          <table:table-cell/>
          <table:table-cell office:value-type="string">
            <text:p>The code (unique) of the collection in which the slide is deposited.</text:p>
          </table:table-cell>
          <table:table-cell office:value-type="float" office:value="1">
            <text:p>1</text:p>
          </table:table-cell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individu_lame</text:p>
          </table:table-cell>
          <table:table-cell office:value-type="string">
            <text:p>code_lame_coll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_slide</text:p>
          </table:table-cell>
          <table:table-cell office:value-type="string">
            <text:p>slide_title</text:p>
          </table:table-cell>
          <table:table-cell/>
          <table:table-cell office:value-type="string">
            <text:p>The title (label) of the slide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individu_lame</text:p>
          </table:table-cell>
          <table:table-cell office:value-type="string">
            <text:p>libelle_lam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_slide</text:p>
          </table:table-cell>
          <table:table-cell office:value-type="string">
            <text:p>slide_date</text:p>
          </table:table-cell>
          <table:table-cell/>
          <table:table-cell office:value-type="string">
            <text:p>Date at which the slide was made</text:p>
          </table:table-cell>
          <table:table-cell/>
          <table:table-cell office:value-type="string">
            <text:p>dat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individu_lame</text:p>
          </table:table-cell>
          <table:table-cell office:value-type="string">
            <text:p>date_lam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_slide</text:p>
          </table:table-cell>
          <table:table-cell office:value-type="string">
            <text:p>photo_folder_name</text:p>
          </table:table-cell>
          <table:table-cell/>
          <table:table-cell office:value-type="string">
            <text:p>The name of the folder in which the photo of the slide ( i.e. image file) is stored</text:p>
          </table:table-cell>
          <table:table-cell/>
          <table:table-cell office:value-type="string">
            <text:p>character varying</text:p>
          </table:table-cell>
          <table:table-cell office:value-type="string">
            <text:p>YES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individu_lame</text:p>
          </table:table-cell>
          <table:table-cell office:value-type="string">
            <text:p>nom_dossier_photos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_slide</text:p>
          </table:table-cell>
          <table:table-cell office:value-type="string">
            <text:p>slide_comments</text:p>
          </table:table-cell>
          <table:table-cell/>
          <table:table-cell office:value-type="string">
            <text:p>Comments about the slide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individu_lame</text:p>
          </table:table-cell>
          <table:table-cell office:value-type="string">
            <text:p>commentaire_lam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_slide</text:p>
          </table:table-cell>
          <table:table-cell office:value-type="string">
            <text:p>date_precision_voc_fk</text:p>
          </table:table-cell>
          <table:table-cell office:value-type="string">
            <text:p>fk</text:p>
          </table:table-cell>
          <table:table-cell office:value-type="string">
            <text:p>Indicate whether «slide date » has date precision of day / month / yea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individu_lame</text:p>
          </table:table-cell>
          <table:table-cell office:value-type="string">
            <text:p>date_precision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_slide</text:p>
          </table:table-cell>
          <table:table-cell office:value-type="string">
            <text:p>storage_box_fk</text:p>
          </table:table-cell>
          <table:table-cell office:value-type="string">
            <text:p>fk</text:p>
          </table:table-cell>
          <table:table-cell office:value-type="string">
            <text:p>Link to the box in which the specimen slide is store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/>
          <table:table-cell office:value-type="string">
            <text:p>Box</text:p>
          </table:table-cell>
          <table:table-cell office:value-type="string">
            <text:p>individu_lame</text:p>
          </table:table-cell>
          <table:table-cell office:value-type="string">
            <text:p>boite_fk</text:p>
          </table:table-cell>
          <table:table-cell office:value-type="string">
            <text:p>boite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_slide</text:p>
          </table:table-cell>
          <table:table-cell office:value-type="string">
            <text:p>specimen_fk</text:p>
          </table:table-cell>
          <table:table-cell office:value-type="string">
            <text:p>fk</text:p>
          </table:table-cell>
          <table:table-cell office:value-type="string">
            <text:p>Indicate that parf of a specimen is mounted on slide for morphological analysis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Specimen</text:p>
          </table:table-cell>
          <table:table-cell office:value-type="string">
            <text:p>individu_lame</text:p>
          </table:table-cell>
          <table:table-cell office:value-type="string">
            <text:p>individu_fk</text:p>
          </table:table-cell>
          <table:table-cell office:value-type="string">
            <text:p>individu</text:p>
          </table:table-cell>
          <table:table-cell table:number-columns-repeated="1011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_slide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individu_lame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_slide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individu_lame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_slide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individu_lame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Core table</text:p>
          </table:table-cell>
          <table:table-cell office:value-type="string">
            <text:p>specimen_slide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individu_lame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chromatogram_is_processed_to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st_aligne_et_traite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chromatogram_is_processed_to</text:p>
          </table:table-cell>
          <table:table-cell office:value-type="string">
            <text:p>chromatogram_fk</text:p>
          </table:table-cell>
          <table:table-cell office:value-type="string">
            <text:p>fk</text:p>
          </table:table-cell>
          <table:table-cell office:value-type="string">
            <text:p>Indicate that chromatograms are processed to provide sequences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Chromatogram</text:p>
          </table:table-cell>
          <table:table-cell office:value-type="string">
            <text:p>est_aligne_et_traite</text:p>
          </table:table-cell>
          <table:table-cell office:value-type="string">
            <text:p>chromatogramme_fk</text:p>
          </table:table-cell>
          <table:table-cell office:value-type="string">
            <text:p>chromatogramm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chromatogram_is_processed_to</text:p>
          </table:table-cell>
          <table:table-cell office:value-type="string">
            <text:p>internal_sequence_fk</text:p>
          </table:table-cell>
          <table:table-cell office:value-type="string">
            <text:p>fk</text:p>
          </table:table-cell>
          <table:table-cell office:value-type="string">
            <text:p>Internal sequences obtained from processing of chromatograms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Internal sequence</text:p>
          </table:table-cell>
          <table:table-cell office:value-type="string">
            <text:p>est_aligne_et_traite</text:p>
          </table:table-cell>
          <table:table-cell office:value-type="string">
            <text:p>sequence_assemblee_fk</text:p>
          </table:table-cell>
          <table:table-cell office:value-type="string">
            <text:p>sequence_assemble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chromatogram_is_processed_to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st_aligne_et_traite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chromatogram_is_processed_to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st_aligne_et_traite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chromatogram_is_processed_to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st_aligne_et_traite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chromatogram_is_processed_to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st_aligne_et_traite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dna_is_extracted_by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adn_est_realise_par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dna_is_extracted_by</text:p>
          </table:table-cell>
          <table:table-cell office:value-type="string">
            <text:p>dna_fk</text:p>
          </table:table-cell>
          <table:table-cell office:value-type="string">
            <text:p>fk</text:p>
          </table:table-cell>
          <table:table-cell office:value-type="string">
            <text:p>Link to the name of person who extracted DNA of the specimen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DNA</text:p>
          </table:table-cell>
          <table:table-cell office:value-type="string">
            <text:p>adn_est_realise_par</text:p>
          </table:table-cell>
          <table:table-cell office:value-type="string">
            <text:p>adn_fk</text:p>
          </table:table-cell>
          <table:table-cell office:value-type="string">
            <text:p>adn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dna_is_extracted_by</text:p>
          </table:table-cell>
          <table:table-cell office:value-type="string">
            <text:p>person_fk</text:p>
          </table:table-cell>
          <table:table-cell office:value-type="string">
            <text:p>fk</text:p>
          </table:table-cell>
          <table:table-cell office:value-type="string">
            <text:p>List of persons in the Person tabl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Person</text:p>
          </table:table-cell>
          <table:table-cell office:value-type="string">
            <text:p>adn_est_realise_par</text:p>
          </table:table-cell>
          <table:table-cell office:value-type="string">
            <text:p>personne_fk</text:p>
          </table:table-cell>
          <table:table-cell office:value-type="string">
            <text:p>personn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dna_is_extracted_by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dn_est_realise_par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dna_is_extracted_by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dn_est_realise_par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dna_is_extracted_by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dn_est_realise_par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dna_is_extracted_by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dn_est_realise_par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biological_material_is_processed_by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lot_materiel_ext_est_realise_par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biological_material_is_processed_by</text:p>
          </table:table-cell>
          <table:table-cell office:value-type="string">
            <text:p>person_fk</text:p>
          </table:table-cell>
          <table:table-cell office:value-type="string">
            <text:p>fk</text:p>
          </table:table-cell>
          <table:table-cell office:value-type="string">
            <text:p>List of persons in the Person tabl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Person</text:p>
          </table:table-cell>
          <table:table-cell office:value-type="string">
            <text:p>lot_materiel_ext_est_realise_par</text:p>
          </table:table-cell>
          <table:table-cell office:value-type="string">
            <text:p>personne_fk</text:p>
          </table:table-cell>
          <table:table-cell office:value-type="string">
            <text:p>personn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biological_material_is_processed_by</text:p>
          </table:table-cell>
          <table:table-cell office:value-type="string">
            <text:p>external_biological_material_fk</text:p>
          </table:table-cell>
          <table:table-cell office:value-type="string">
            <text:p>fk</text:p>
          </table:table-cell>
          <table:table-cell office:value-type="string">
            <text:p>Link to the name of person who processed the external biological materail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External biological material</text:p>
          </table:table-cell>
          <table:table-cell office:value-type="string">
            <text:p>lot_materiel_ext_est_realise_par</text:p>
          </table:table-cell>
          <table:table-cell office:value-type="string">
            <text:p>lot_materiel_ext_fk</text:p>
          </table:table-cell>
          <table:table-cell office:value-type="string">
            <text:p>lot_materiel_ext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biological_material_is_processed_by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_ext_est_realise_par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biological_material_is_processed_by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_ext_est_realise_par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biological_material_is_processed_by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_ext_est_realise_par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biological_material_is_processed_by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_ext_est_realise_par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biological_material_is_published_in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lot_materiel_ext_est_reference_dans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biological_material_is_published_in</text:p>
          </table:table-cell>
          <table:table-cell office:value-type="string">
            <text:p>external_biological_material_fk</text:p>
          </table:table-cell>
          <table:table-cell office:value-type="string">
            <text:p>fk</text:p>
          </table:table-cell>
          <table:table-cell office:value-type="string">
            <text:p>Link to the literature reference in which the external biological material is published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External biological material</text:p>
          </table:table-cell>
          <table:table-cell office:value-type="string">
            <text:p>lot_materiel_ext_est_reference_dans</text:p>
          </table:table-cell>
          <table:table-cell office:value-type="string">
            <text:p>lot_materiel_ext_fk</text:p>
          </table:table-cell>
          <table:table-cell office:value-type="string">
            <text:p>lot_materiel_ext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biological_material_is_published_in</text:p>
          </table:table-cell>
          <table:table-cell office:value-type="string">
            <text:p>source_fk</text:p>
          </table:table-cell>
          <table:table-cell office:value-type="string">
            <text:p>fk</text:p>
          </table:table-cell>
          <table:table-cell office:value-type="string">
            <text:p>List of literature references in the source tabl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Source</text:p>
          </table:table-cell>
          <table:table-cell office:value-type="string">
            <text:p>lot_materiel_ext_est_reference_dans</text:p>
          </table:table-cell>
          <table:table-cell office:value-type="string">
            <text:p>source_fk</text:p>
          </table:table-cell>
          <table:table-cell office:value-type="string">
            <text:p>sourc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biological_material_is_published_in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_ext_est_reference_dans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biological_material_is_published_in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_ext_est_reference_dans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biological_material_is_published_in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_ext_est_reference_dans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biological_material_is_published_in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_ext_est_reference_dans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sequence_is_entered_by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sqc_ext_est_realise_par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sequence_is_entered_by</text:p>
          </table:table-cell>
          <table:table-cell office:value-type="string">
            <text:p>external_sequence_fk</text:p>
          </table:table-cell>
          <table:table-cell office:value-type="string">
            <text:p>fk</text:p>
          </table:table-cell>
          <table:table-cell office:value-type="string">
            <text:p>Link to the name of person who entered the external sequence into the databas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External sequence</text:p>
          </table:table-cell>
          <table:table-cell office:value-type="string">
            <text:p>sqc_ext_est_realise_par</text:p>
          </table:table-cell>
          <table:table-cell office:value-type="string">
            <text:p>sequence_assemblee_ext_fk</text:p>
          </table:table-cell>
          <table:table-cell office:value-type="string">
            <text:p>sequence_assemblee_ext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sequence_is_entered_by</text:p>
          </table:table-cell>
          <table:table-cell office:value-type="string">
            <text:p>person_fk</text:p>
          </table:table-cell>
          <table:table-cell office:value-type="string">
            <text:p>fk</text:p>
          </table:table-cell>
          <table:table-cell office:value-type="string">
            <text:p>List of persons in the Person tabl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Person</text:p>
          </table:table-cell>
          <table:table-cell office:value-type="string">
            <text:p>sqc_ext_est_realise_par</text:p>
          </table:table-cell>
          <table:table-cell office:value-type="string">
            <text:p>personne_fk</text:p>
          </table:table-cell>
          <table:table-cell office:value-type="string">
            <text:p>personn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sequence_is_entered_by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qc_ext_est_realise_par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sequence_is_entered_by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qc_ext_est_realise_par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sequence_is_entered_by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qc_ext_est_realise_par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sequence_is_entered_by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qc_ext_est_realise_par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sequence_is_published_in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sqc_ext_est_reference_dans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sequence_is_published_in</text:p>
          </table:table-cell>
          <table:table-cell office:value-type="string">
            <text:p>source_fk</text:p>
          </table:table-cell>
          <table:table-cell office:value-type="string">
            <text:p>fk</text:p>
          </table:table-cell>
          <table:table-cell office:value-type="string">
            <text:p>List of literature references in the source tabl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Source</text:p>
          </table:table-cell>
          <table:table-cell office:value-type="string">
            <text:p>sqc_ext_est_reference_dans</text:p>
          </table:table-cell>
          <table:table-cell office:value-type="string">
            <text:p>source_fk</text:p>
          </table:table-cell>
          <table:table-cell office:value-type="string">
            <text:p>sourc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sequence_is_published_in</text:p>
          </table:table-cell>
          <table:table-cell office:value-type="string">
            <text:p>external_sequence_fk</text:p>
          </table:table-cell>
          <table:table-cell office:value-type="string">
            <text:p>fk</text:p>
          </table:table-cell>
          <table:table-cell office:value-type="string">
            <text:p>Link to the literature reference in which the external sequence is published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External sequence</text:p>
          </table:table-cell>
          <table:table-cell office:value-type="string">
            <text:p>sqc_ext_est_reference_dans</text:p>
          </table:table-cell>
          <table:table-cell office:value-type="string">
            <text:p>sequence_assemblee_ext_fk</text:p>
          </table:table-cell>
          <table:table-cell office:value-type="string">
            <text:p>sequence_assemblee_ext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sequence_is_published_in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qc_ext_est_reference_dans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sequence_is_published_in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qc_ext_est_reference_dans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sequence_is_published_in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qc_ext_est_reference_dans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external_sequence_is_published_in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qc_ext_est_reference_dans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has_targeted_taxa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a_cibler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has_targeted_taxa</text:p>
          </table:table-cell>
          <table:table-cell office:value-type="string">
            <text:p>sampling_fk</text:p>
          </table:table-cell>
          <table:table-cell office:value-type="string">
            <text:p>fk</text:p>
          </table:table-cell>
          <table:table-cell office:value-type="string">
            <text:p>Link to the species taxa targeted by the sampling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Sampling</text:p>
          </table:table-cell>
          <table:table-cell office:value-type="string">
            <text:p>a_cibler</text:p>
          </table:table-cell>
          <table:table-cell office:value-type="string">
            <text:p>collecte_fk</text:p>
          </table:table-cell>
          <table:table-cell office:value-type="string">
            <text:p>collect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has_targeted_taxa</text:p>
          </table:table-cell>
          <table:table-cell office:value-type="string">
            <text:p>taxon_fk</text:p>
          </table:table-cell>
          <table:table-cell office:value-type="string">
            <text:p>fk</text:p>
          </table:table-cell>
          <table:table-cell office:value-type="string">
            <text:p>List of taxa in the taxon tabl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Taxon</text:p>
          </table:table-cell>
          <table:table-cell office:value-type="string">
            <text:p>a_cibler</text:p>
          </table:table-cell>
          <table:table-cell office:value-type="string">
            <text:p>referentiel_taxon_fk</text:p>
          </table:table-cell>
          <table:table-cell office:value-type="string">
            <text:p>referentiel_taxon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has_targeted_taxa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_cibler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has_targeted_taxa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_cibler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has_targeted_taxa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_cibler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has_targeted_taxa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_cibler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dentified_species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spece_identifiee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dentified_species</text:p>
          </table:table-cell>
          <table:table-cell office:value-type="string">
            <text:p>identification_date</text:p>
          </table:table-cell>
          <table:table-cell/>
          <table:table-cell office:value-type="string">
            <text:p>Date of species identification</text:p>
          </table:table-cell>
          <table:table-cell/>
          <table:table-cell office:value-type="string">
            <text:p>dat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spece_identifiee</text:p>
          </table:table-cell>
          <table:table-cell office:value-type="string">
            <text:p>date_identification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dentified_species</text:p>
          </table:table-cell>
          <table:table-cell office:value-type="string">
            <text:p>identified_species_comments</text:p>
          </table:table-cell>
          <table:table-cell/>
          <table:table-cell office:value-type="string">
            <text:p>Comments about species identification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spece_identifiee</text:p>
          </table:table-cell>
          <table:table-cell office:value-type="string">
            <text:p>commentaire_esp_id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dentified_species</text:p>
          </table:table-cell>
          <table:table-cell office:value-type="string">
            <text:p>identification_criterion_voc_fk</text:p>
          </table:table-cell>
          <table:table-cell office:value-type="string">
            <text:p>fk</text:p>
          </table:table-cell>
          <table:table-cell office:value-type="string">
            <text:p>Indicate identification criterion (e.g. Morphology or molecular assignment) used for species identification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espece_identifiee</text:p>
          </table:table-cell>
          <table:table-cell office:value-type="string">
            <text:p>critere_identification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dentified_species</text:p>
          </table:table-cell>
          <table:table-cell office:value-type="string">
            <text:p>date_precision_voc_fk</text:p>
          </table:table-cell>
          <table:table-cell office:value-type="string">
            <text:p>fk</text:p>
          </table:table-cell>
          <table:table-cell office:value-type="string">
            <text:p>Indicate whether « identification date » has date precision of day / month / yea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espece_identifiee</text:p>
          </table:table-cell>
          <table:table-cell office:value-type="string">
            <text:p>date_precision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dentified_species</text:p>
          </table:table-cell>
          <table:table-cell office:value-type="string">
            <text:p>external_sequence_fk</text:p>
          </table:table-cell>
          <table:table-cell office:value-type="string">
            <text:p>fk</text:p>
          </table:table-cell>
          <table:table-cell office:value-type="string">
            <text:p>Indicate that an external sequence is associated to a species taxon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/>
          <table:table-cell office:value-type="string">
            <text:p>External sequence</text:p>
          </table:table-cell>
          <table:table-cell office:value-type="string">
            <text:p>espece_identifiee</text:p>
          </table:table-cell>
          <table:table-cell office:value-type="string">
            <text:p>sequence_assemblee_ext_fk</text:p>
          </table:table-cell>
          <table:table-cell office:value-type="string">
            <text:p>sequence_assemblee_ext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dentified_species</text:p>
          </table:table-cell>
          <table:table-cell office:value-type="string">
            <text:p>external_biological_material_fk</text:p>
          </table:table-cell>
          <table:table-cell office:value-type="string">
            <text:p>fk</text:p>
          </table:table-cell>
          <table:table-cell office:value-type="string">
            <text:p>Indicate that an external biological material is associated to a species taxon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/>
          <table:table-cell office:value-type="string">
            <text:p>External biological material</text:p>
          </table:table-cell>
          <table:table-cell office:value-type="string">
            <text:p>espece_identifiee</text:p>
          </table:table-cell>
          <table:table-cell office:value-type="string">
            <text:p>lot_materiel_ext_fk</text:p>
          </table:table-cell>
          <table:table-cell office:value-type="string">
            <text:p>lot_materiel_ext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dentified_species</text:p>
          </table:table-cell>
          <table:table-cell office:value-type="string">
            <text:p>internal_biological_material_fk</text:p>
          </table:table-cell>
          <table:table-cell office:value-type="string">
            <text:p>fk</text:p>
          </table:table-cell>
          <table:table-cell office:value-type="string">
            <text:p>Indicate that an internal biological material is associated to a species taxon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/>
          <table:table-cell office:value-type="string">
            <text:p>Internal biological material</text:p>
          </table:table-cell>
          <table:table-cell office:value-type="string">
            <text:p>espece_identifiee</text:p>
          </table:table-cell>
          <table:table-cell office:value-type="string">
            <text:p>lot_materiel_fk</text:p>
          </table:table-cell>
          <table:table-cell office:value-type="string">
            <text:p>lot_materiel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dentified_species</text:p>
          </table:table-cell>
          <table:table-cell office:value-type="string">
            <text:p>taxon_fk</text:p>
          </table:table-cell>
          <table:table-cell office:value-type="string">
            <text:p>fk</text:p>
          </table:table-cell>
          <table:table-cell office:value-type="string">
            <text:p>Indicate that the identified species is listed in the taxon tabl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Taxon</text:p>
          </table:table-cell>
          <table:table-cell office:value-type="string">
            <text:p>espece_identifiee</text:p>
          </table:table-cell>
          <table:table-cell office:value-type="string">
            <text:p>referentiel_taxon_fk</text:p>
          </table:table-cell>
          <table:table-cell office:value-type="string">
            <text:p>referentiel_taxon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dentified_species</text:p>
          </table:table-cell>
          <table:table-cell office:value-type="string">
            <text:p>specimen_fk</text:p>
          </table:table-cell>
          <table:table-cell office:value-type="string">
            <text:p>fk</text:p>
          </table:table-cell>
          <table:table-cell office:value-type="string">
            <text:p>Indicate that a specimen is associated to a species taxon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/>
          <table:table-cell office:value-type="string">
            <text:p>Specimen</text:p>
          </table:table-cell>
          <table:table-cell office:value-type="string">
            <text:p>espece_identifiee</text:p>
          </table:table-cell>
          <table:table-cell office:value-type="string">
            <text:p>individu_fk</text:p>
          </table:table-cell>
          <table:table-cell office:value-type="string">
            <text:p>individu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dentified_species</text:p>
          </table:table-cell>
          <table:table-cell office:value-type="string">
            <text:p>internal_sequence_fk</text:p>
          </table:table-cell>
          <table:table-cell office:value-type="string">
            <text:p>fk</text:p>
          </table:table-cell>
          <table:table-cell office:value-type="string">
            <text:p>Indicate that an internal sequence is associated to a species taxon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/>
          <table:table-cell office:value-type="string">
            <text:p>Internal sequence</text:p>
          </table:table-cell>
          <table:table-cell office:value-type="string">
            <text:p>espece_identifiee</text:p>
          </table:table-cell>
          <table:table-cell office:value-type="string">
            <text:p>sequence_assemblee_fk</text:p>
          </table:table-cell>
          <table:table-cell office:value-type="string">
            <text:p>sequence_assemble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dentified_species</text:p>
          </table:table-cell>
          <table:table-cell office:value-type="string">
            <text:p>type_material_voc_fk</text:p>
          </table:table-cell>
          <table:table-cell office:value-type="string">
            <text:p>fk</text:p>
          </table:table-cell>
          <table:table-cell office:value-type="string">
            <text:p>indicate whether the identified species is from a sample from a type locality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espece_identifiee</text:p>
          </table:table-cell>
          <table:table-cell office:value-type="string">
            <text:p>materiel_type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dentified_species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spece_identifiee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dentified_species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spece_identifiee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dentified_species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spece_identifiee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dentified_species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spece_identifiee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biological_material_is_published_in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lot_est_publie_dans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biological_material_is_published_in</text:p>
          </table:table-cell>
          <table:table-cell office:value-type="string">
            <text:p>internal_biological_material_fk</text:p>
          </table:table-cell>
          <table:table-cell office:value-type="string">
            <text:p>fk</text:p>
          </table:table-cell>
          <table:table-cell office:value-type="string">
            <text:p>Link to the literature reference in which the internal biological material is published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Internal biological material</text:p>
          </table:table-cell>
          <table:table-cell office:value-type="string">
            <text:p>lot_est_publie_dans</text:p>
          </table:table-cell>
          <table:table-cell office:value-type="string">
            <text:p>lot_materiel_fk</text:p>
          </table:table-cell>
          <table:table-cell office:value-type="string">
            <text:p>lot_materiel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biological_material_is_published_in</text:p>
          </table:table-cell>
          <table:table-cell office:value-type="string">
            <text:p>source_fk</text:p>
          </table:table-cell>
          <table:table-cell office:value-type="string">
            <text:p>fk</text:p>
          </table:table-cell>
          <table:table-cell office:value-type="string">
            <text:p>List of literature references in the source tabl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Source</text:p>
          </table:table-cell>
          <table:table-cell office:value-type="string">
            <text:p>lot_est_publie_dans</text:p>
          </table:table-cell>
          <table:table-cell office:value-type="string">
            <text:p>source_fk</text:p>
          </table:table-cell>
          <table:table-cell office:value-type="string">
            <text:p>sourc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biological_material_is_published_in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est_publie_dans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biological_material_is_published_in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est_publie_dans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biological_material_is_published_in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est_publie_dans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biological_material_is_published_in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est_publie_dans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sequence_is_published_in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sqc_est_publie_dans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sequence_is_published_in</text:p>
          </table:table-cell>
          <table:table-cell office:value-type="string">
            <text:p>source_fk</text:p>
          </table:table-cell>
          <table:table-cell office:value-type="string">
            <text:p>fk</text:p>
          </table:table-cell>
          <table:table-cell office:value-type="string">
            <text:p>List of literature references in the source tabl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Source</text:p>
          </table:table-cell>
          <table:table-cell office:value-type="string">
            <text:p>sqc_est_publie_dans</text:p>
          </table:table-cell>
          <table:table-cell office:value-type="string">
            <text:p>source_fk</text:p>
          </table:table-cell>
          <table:table-cell office:value-type="string">
            <text:p>sourc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sequence_is_published_in</text:p>
          </table:table-cell>
          <table:table-cell office:value-type="string">
            <text:p>internal_sequence_fk</text:p>
          </table:table-cell>
          <table:table-cell office:value-type="string">
            <text:p>fk</text:p>
          </table:table-cell>
          <table:table-cell office:value-type="string">
            <text:p>Link to the literature reference in which the internal sequence is published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Internal sequence</text:p>
          </table:table-cell>
          <table:table-cell office:value-type="string">
            <text:p>sqc_est_publie_dans</text:p>
          </table:table-cell>
          <table:table-cell office:value-type="string">
            <text:p>sequence_assemblee_fk</text:p>
          </table:table-cell>
          <table:table-cell office:value-type="string">
            <text:p>sequence_assemble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sequence_is_published_in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qc_est_publie_dans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sequence_is_published_in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qc_est_publie_dans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sequence_is_published_in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qc_est_publie_dans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sequence_is_published_in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qc_est_publie_dans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sequence_is_assembled_by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sequence_assemblee_est_realise_par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sequence_is_assembled_by</text:p>
          </table:table-cell>
          <table:table-cell office:value-type="string">
            <text:p>internal_sequence_fk</text:p>
          </table:table-cell>
          <table:table-cell office:value-type="string">
            <text:p>fk</text:p>
          </table:table-cell>
          <table:table-cell office:value-type="string">
            <text:p>Link to the name of person who assembled the internal sequenc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Internal sequence</text:p>
          </table:table-cell>
          <table:table-cell office:value-type="string">
            <text:p>sequence_assemblee_est_realise_par</text:p>
          </table:table-cell>
          <table:table-cell office:value-type="string">
            <text:p>sequence_assemblee_fk</text:p>
          </table:table-cell>
          <table:table-cell office:value-type="string">
            <text:p>sequence_assemble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sequence_is_assembled_by</text:p>
          </table:table-cell>
          <table:table-cell office:value-type="string">
            <text:p>person_fk</text:p>
          </table:table-cell>
          <table:table-cell office:value-type="string">
            <text:p>fk</text:p>
          </table:table-cell>
          <table:table-cell office:value-type="string">
            <text:p>List of persons in the Person tabl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Person</text:p>
          </table:table-cell>
          <table:table-cell office:value-type="string">
            <text:p>sequence_assemblee_est_realise_par</text:p>
          </table:table-cell>
          <table:table-cell office:value-type="string">
            <text:p>personne_fk</text:p>
          </table:table-cell>
          <table:table-cell office:value-type="string">
            <text:p>personn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sequence_is_assembled_by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equence_assemblee_est_realise_par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sequence_is_assembled_by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equence_assemblee_est_realise_par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sequence_is_assembled_by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equence_assemblee_est_realise_par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sequence_is_assembled_by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equence_assemblee_est_realise_par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is_done_with_method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a_pour_sampling_method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is_done_with_method</text:p>
          </table:table-cell>
          <table:table-cell office:value-type="string">
            <text:p>sampling_method_voc_fk</text:p>
          </table:table-cell>
          <table:table-cell office:value-type="string">
            <text:p>fk</text:p>
          </table:table-cell>
          <table:table-cell office:value-type="string">
            <text:p>List of sampling methods <text:s/>in the vocabulary tabl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a_pour_sampling_method</text:p>
          </table:table-cell>
          <table:table-cell office:value-type="string">
            <text:p>sampling_method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is_done_with_method</text:p>
          </table:table-cell>
          <table:table-cell office:value-type="string">
            <text:p>sampling_fk</text:p>
          </table:table-cell>
          <table:table-cell office:value-type="string">
            <text:p>fk</text:p>
          </table:table-cell>
          <table:table-cell office:value-type="string">
            <text:p>Link to the sampling method used in the field to collect the sampl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Sampling</text:p>
          </table:table-cell>
          <table:table-cell office:value-type="string">
            <text:p>a_pour_sampling_method</text:p>
          </table:table-cell>
          <table:table-cell office:value-type="string">
            <text:p>collecte_fk</text:p>
          </table:table-cell>
          <table:table-cell office:value-type="string">
            <text:p>collect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is_done_with_method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_pour_sampling_method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is_done_with_method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_pour_sampling_method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is_done_with_method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_pour_sampling_method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is_done_with_method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_pour_sampling_method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ource_is_entered_by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source_a_ete_integre_par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ource_is_entered_by</text:p>
          </table:table-cell>
          <table:table-cell office:value-type="string">
            <text:p>source_fk</text:p>
          </table:table-cell>
          <table:table-cell office:value-type="string">
            <text:p>fk</text:p>
          </table:table-cell>
          <table:table-cell office:value-type="string">
            <text:p>List of literature references in the source tabl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Source</text:p>
          </table:table-cell>
          <table:table-cell office:value-type="string">
            <text:p>source_a_ete_integre_par</text:p>
          </table:table-cell>
          <table:table-cell office:value-type="string">
            <text:p>source_fk</text:p>
          </table:table-cell>
          <table:table-cell office:value-type="string">
            <text:p>sourc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ource_is_entered_by</text:p>
          </table:table-cell>
          <table:table-cell office:value-type="string">
            <text:p>person_fk</text:p>
          </table:table-cell>
          <table:table-cell office:value-type="string">
            <text:p>fk</text:p>
          </table:table-cell>
          <table:table-cell office:value-type="string">
            <text:p>Link to the name of person who entered the literature reference into the databas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Person</text:p>
          </table:table-cell>
          <table:table-cell office:value-type="string">
            <text:p>source_a_ete_integre_par</text:p>
          </table:table-cell>
          <table:table-cell office:value-type="string">
            <text:p>personne_fk</text:p>
          </table:table-cell>
          <table:table-cell office:value-type="string">
            <text:p>personn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ource_is_entered_by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ource_a_ete_integre_par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ource_is_entered_by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ource_a_ete_integre_par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ource_is_entered_by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ource_a_ete_integre_par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ource_is_entered_by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ource_a_ete_integre_par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e_is_fixed_with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a_pour_fixateur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e_is_fixed_with</text:p>
          </table:table-cell>
          <table:table-cell office:value-type="string">
            <text:p>fixative_voc_fk</text:p>
          </table:table-cell>
          <table:table-cell office:value-type="string">
            <text:p>fk</text:p>
          </table:table-cell>
          <table:table-cell office:value-type="string">
            <text:p>List of fixatives in the vocabulary tabl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a_pour_fixateur</text:p>
          </table:table-cell>
          <table:table-cell office:value-type="string">
            <text:p>fixateur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e_is_fixed_with</text:p>
          </table:table-cell>
          <table:table-cell office:value-type="string">
            <text:p>sampling_fk</text:p>
          </table:table-cell>
          <table:table-cell office:value-type="string">
            <text:p>fk</text:p>
          </table:table-cell>
          <table:table-cell office:value-type="string">
            <text:p>Link to the fixative used in the field to fix the sampl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Sampling</text:p>
          </table:table-cell>
          <table:table-cell office:value-type="string">
            <text:p>a_pour_fixateur</text:p>
          </table:table-cell>
          <table:table-cell office:value-type="string">
            <text:p>collecte_fk</text:p>
          </table:table-cell>
          <table:table-cell office:value-type="string">
            <text:p>collect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e_is_fixed_with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_pour_fixateur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e_is_fixed_with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_pour_fixateur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e_is_fixed_with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_pour_fixateur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e_is_fixed_with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_pour_fixateur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is_funded_by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st_finance_par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is_funded_by</text:p>
          </table:table-cell>
          <table:table-cell office:value-type="string">
            <text:p>program_fk</text:p>
          </table:table-cell>
          <table:table-cell office:value-type="string">
            <text:p>fk</text:p>
          </table:table-cell>
          <table:table-cell office:value-type="string">
            <text:p>List of funding programs in the program tabl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Program</text:p>
          </table:table-cell>
          <table:table-cell office:value-type="string">
            <text:p>est_finance_par</text:p>
          </table:table-cell>
          <table:table-cell office:value-type="string">
            <text:p>programme_fk</text:p>
          </table:table-cell>
          <table:table-cell office:value-type="string">
            <text:p>programm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is_funded_by</text:p>
          </table:table-cell>
          <table:table-cell office:value-type="string">
            <text:p>sampling_fk</text:p>
          </table:table-cell>
          <table:table-cell office:value-type="string">
            <text:p>fk</text:p>
          </table:table-cell>
          <table:table-cell office:value-type="string">
            <text:p>Link to the funding program which funded sampling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Sampling</text:p>
          </table:table-cell>
          <table:table-cell office:value-type="string">
            <text:p>est_finance_par</text:p>
          </table:table-cell>
          <table:table-cell office:value-type="string">
            <text:p>collecte_fk</text:p>
          </table:table-cell>
          <table:table-cell office:value-type="string">
            <text:p>collect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is_funded_by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st_finance_par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is_funded_by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st_finance_par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is_funded_by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st_finance_par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is_funded_by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st_finance_par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motu_is_generated_by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motu_est_genere_par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motu_is_generated_by</text:p>
          </table:table-cell>
          <table:table-cell office:value-type="string">
            <text:p>motu_fk</text:p>
          </table:table-cell>
          <table:table-cell office:value-type="string">
            <text:p>fk</text:p>
          </table:table-cell>
          <table:table-cell office:value-type="string">
            <text:p>Link to the name of person who generated the MOTU metadata and numbers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MOTU</text:p>
          </table:table-cell>
          <table:table-cell office:value-type="string">
            <text:p>motu_est_genere_par</text:p>
          </table:table-cell>
          <table:table-cell office:value-type="string">
            <text:p>motu_fk</text:p>
          </table:table-cell>
          <table:table-cell office:value-type="string">
            <text:p>motu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motu_is_generated_by</text:p>
          </table:table-cell>
          <table:table-cell office:value-type="string">
            <text:p>person_fk</text:p>
          </table:table-cell>
          <table:table-cell office:value-type="string">
            <text:p>fk</text:p>
          </table:table-cell>
          <table:table-cell office:value-type="string">
            <text:p>List of persons in the Person tabl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Person</text:p>
          </table:table-cell>
          <table:table-cell office:value-type="string">
            <text:p>motu_est_genere_par</text:p>
          </table:table-cell>
          <table:table-cell office:value-type="string">
            <text:p>personne_fk</text:p>
          </table:table-cell>
          <table:table-cell office:value-type="string">
            <text:p>personn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motu_is_generated_by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motu_est_genere_par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motu_is_generated_by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motu_est_genere_par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motu_is_generated_by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motu_est_genere_par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motu_is_generated_by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motu_est_genere_par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pecies_is_identified_by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st_identifie_par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pecies_is_identified_by</text:p>
          </table:table-cell>
          <table:table-cell office:value-type="string">
            <text:p>identified_species_fk</text:p>
          </table:table-cell>
          <table:table-cell office:value-type="string">
            <text:p>fk</text:p>
          </table:table-cell>
          <table:table-cell office:value-type="string">
            <text:p>Link to the name of person who identified the species associated with a particular item (e.g. biological material or specimen or sequence)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Identified species</text:p>
          </table:table-cell>
          <table:table-cell office:value-type="string">
            <text:p>est_identifie_par</text:p>
          </table:table-cell>
          <table:table-cell office:value-type="string">
            <text:p>espece_identifiee_fk</text:p>
          </table:table-cell>
          <table:table-cell office:value-type="string">
            <text:p>espece_identifie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pecies_is_identified_by</text:p>
          </table:table-cell>
          <table:table-cell office:value-type="string">
            <text:p>person_fk</text:p>
          </table:table-cell>
          <table:table-cell office:value-type="string">
            <text:p>fk</text:p>
          </table:table-cell>
          <table:table-cell office:value-type="string">
            <text:p>List of persons in the Person tabl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Person</text:p>
          </table:table-cell>
          <table:table-cell office:value-type="string">
            <text:p>est_identifie_par</text:p>
          </table:table-cell>
          <table:table-cell office:value-type="string">
            <text:p>personne_fk</text:p>
          </table:table-cell>
          <table:table-cell office:value-type="string">
            <text:p>personn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pecies_is_identified_by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st_identifie_par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pecies_is_identified_by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st_identifie_par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pecies_is_identified_by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st_identifie_par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pecies_is_identified_by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st_identifie_par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lide_is_mounted_by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individu_lame_est_realise_par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lide_is_mounted_by</text:p>
          </table:table-cell>
          <table:table-cell office:value-type="string">
            <text:p>specimen_slide_fk</text:p>
          </table:table-cell>
          <table:table-cell office:value-type="string">
            <text:p>fk</text:p>
          </table:table-cell>
          <table:table-cell office:value-type="string">
            <text:p>Link to the name of person who mounted the slid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Specimen slide</text:p>
          </table:table-cell>
          <table:table-cell office:value-type="string">
            <text:p>individu_lame_est_realise_par</text:p>
          </table:table-cell>
          <table:table-cell office:value-type="string">
            <text:p>individu_lame_fk</text:p>
          </table:table-cell>
          <table:table-cell office:value-type="string">
            <text:p>individu_lam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lide_is_mounted_by</text:p>
          </table:table-cell>
          <table:table-cell office:value-type="string">
            <text:p>person_fk</text:p>
          </table:table-cell>
          <table:table-cell office:value-type="string">
            <text:p>fk</text:p>
          </table:table-cell>
          <table:table-cell office:value-type="string">
            <text:p>List of persons in the Person tabl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Person</text:p>
          </table:table-cell>
          <table:table-cell office:value-type="string">
            <text:p>individu_lame_est_realise_par</text:p>
          </table:table-cell>
          <table:table-cell office:value-type="string">
            <text:p>personne_fk</text:p>
          </table:table-cell>
          <table:table-cell office:value-type="string">
            <text:p>personn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lide_is_mounted_by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individu_lame_est_realise_par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lide_is_mounted_by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individu_lame_est_realise_par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lide_is_mounted_by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individu_lame_est_realise_par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lide_is_mounted_by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individu_lame_est_realise_par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is_performed_by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st_effectue_par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is_performed_by</text:p>
          </table:table-cell>
          <table:table-cell office:value-type="string">
            <text:p>person_fk</text:p>
          </table:table-cell>
          <table:table-cell office:value-type="string">
            <text:p>fk</text:p>
          </table:table-cell>
          <table:table-cell office:value-type="string">
            <text:p>List of persons in the Person tabl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Person</text:p>
          </table:table-cell>
          <table:table-cell office:value-type="string">
            <text:p>est_effectue_par</text:p>
          </table:table-cell>
          <table:table-cell office:value-type="string">
            <text:p>personne_fk</text:p>
          </table:table-cell>
          <table:table-cell office:value-type="string">
            <text:p>personn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is_performed_by</text:p>
          </table:table-cell>
          <table:table-cell office:value-type="string">
            <text:p>sampling_fk</text:p>
          </table:table-cell>
          <table:table-cell office:value-type="string">
            <text:p>fk</text:p>
          </table:table-cell>
          <table:table-cell office:value-type="string">
            <text:p>Link to the name of person who performed sampling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Sampling</text:p>
          </table:table-cell>
          <table:table-cell office:value-type="string">
            <text:p>est_effectue_par</text:p>
          </table:table-cell>
          <table:table-cell office:value-type="string">
            <text:p>collecte_fk</text:p>
          </table:table-cell>
          <table:table-cell office:value-type="string">
            <text:p>collect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is_performed_by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st_effectue_par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is_performed_by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st_effectue_par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is_performed_by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st_effectue_par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sampling_is_performed_by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st_effectue_par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biological_material_is_treated_by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lot_materiel_est_realise_par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biological_material_is_treated_by</text:p>
          </table:table-cell>
          <table:table-cell office:value-type="string">
            <text:p>internal_biological_material_fk</text:p>
          </table:table-cell>
          <table:table-cell office:value-type="string">
            <text:p>fk</text:p>
          </table:table-cell>
          <table:table-cell office:value-type="string">
            <text:p>Link to the name of person who processed the internal biological materail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Internal biological material</text:p>
          </table:table-cell>
          <table:table-cell office:value-type="string">
            <text:p>lot_materiel_est_realise_par</text:p>
          </table:table-cell>
          <table:table-cell office:value-type="string">
            <text:p>lot_materiel_fk</text:p>
          </table:table-cell>
          <table:table-cell office:value-type="string">
            <text:p>lot_materiel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biological_material_is_treated_by</text:p>
          </table:table-cell>
          <table:table-cell office:value-type="string">
            <text:p>person_fk</text:p>
          </table:table-cell>
          <table:table-cell office:value-type="string">
            <text:p>fk</text:p>
          </table:table-cell>
          <table:table-cell office:value-type="string">
            <text:p>List of persons in the Person tabl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Person</text:p>
          </table:table-cell>
          <table:table-cell office:value-type="string">
            <text:p>lot_materiel_est_realise_par</text:p>
          </table:table-cell>
          <table:table-cell office:value-type="string">
            <text:p>personne_fk</text:p>
          </table:table-cell>
          <table:table-cell office:value-type="string">
            <text:p>personn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biological_material_is_treated_by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_est_realise_par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biological_material_is_treated_by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_est_realise_par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biological_material_is_treated_by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_est_realise_par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Internal_biological_material_is_treated_by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ot_materiel_est_realise_par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motu_number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assigne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table:number-columns-repeated="2" office:value-type="string">
            <text:p>motu_number</text:p>
          </table:table-cell>
          <table:table-cell/>
          <table:table-cell office:value-type="string">
            <text:p>Identification number of a MOTU for a given data set and a given molecular delimitation method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assigne</text:p>
          </table:table-cell>
          <table:table-cell office:value-type="string">
            <text:p>num_motu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motu_number</text:p>
          </table:table-cell>
          <table:table-cell office:value-type="string">
            <text:p>external_sequence_fk</text:p>
          </table:table-cell>
          <table:table-cell office:value-type="string">
            <text:p>fk</text:p>
          </table:table-cell>
          <table:table-cell office:value-type="string">
            <text:p>Indicate that a MOTU number is assigned to an external sequence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/>
          <table:table-cell office:value-type="string">
            <text:p>External sequence</text:p>
          </table:table-cell>
          <table:table-cell office:value-type="string">
            <text:p>assigne</text:p>
          </table:table-cell>
          <table:table-cell office:value-type="string">
            <text:p>sequence_assemblee_ext_fk</text:p>
          </table:table-cell>
          <table:table-cell office:value-type="string">
            <text:p>sequence_assemblee_ext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motu_number</text:p>
          </table:table-cell>
          <table:table-cell office:value-type="string">
            <text:p>delimitation_method_voc_fk</text:p>
          </table:table-cell>
          <table:table-cell office:value-type="string">
            <text:p>fk</text:p>
          </table:table-cell>
          <table:table-cell office:value-type="string">
            <text:p>Indicate the molecular delimitation method used to assign MOTU numbers to DNA sequences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Vocabulary</text:p>
          </table:table-cell>
          <table:table-cell office:value-type="string">
            <text:p>assigne</text:p>
          </table:table-cell>
          <table:table-cell office:value-type="string">
            <text:p>methode_motu_voc_fk</text:p>
          </table:table-cell>
          <table:table-cell office:value-type="string">
            <text:p>voc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motu_number</text:p>
          </table:table-cell>
          <table:table-cell office:value-type="string">
            <text:p>internal_sequence_fk</text:p>
          </table:table-cell>
          <table:table-cell office:value-type="string">
            <text:p>fk</text:p>
          </table:table-cell>
          <table:table-cell office:value-type="string">
            <text:p>Indicate that a MOTU number is assigned to an internal sequence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/>
          <table:table-cell office:value-type="string">
            <text:p>Internal sequence</text:p>
          </table:table-cell>
          <table:table-cell office:value-type="string">
            <text:p>assigne</text:p>
          </table:table-cell>
          <table:table-cell office:value-type="string">
            <text:p>sequence_assemblee_fk</text:p>
          </table:table-cell>
          <table:table-cell office:value-type="string">
            <text:p>sequence_assemble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motu_number</text:p>
          </table:table-cell>
          <table:table-cell office:value-type="string">
            <text:p>motu_fk</text:p>
          </table:table-cell>
          <table:table-cell office:value-type="string">
            <text:p>fk</text:p>
          </table:table-cell>
          <table:table-cell office:value-type="string">
            <text:p>Link to the metadata associated to the MOTU numbers which are attributed to DNA sequences 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MOTU</text:p>
          </table:table-cell>
          <table:table-cell office:value-type="string">
            <text:p>assigne</text:p>
          </table:table-cell>
          <table:table-cell office:value-type="string">
            <text:p>motu_fk</text:p>
          </table:table-cell>
          <table:table-cell office:value-type="string">
            <text:p>motu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motu_number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ssigne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motu_number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ssigne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motu_number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ssigne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motu_number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ssigne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pcr_is_done_by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pcr_est_realise_par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pcr_is_done_by</text:p>
          </table:table-cell>
          <table:table-cell office:value-type="string">
            <text:p>pcr_fk</text:p>
          </table:table-cell>
          <table:table-cell office:value-type="string">
            <text:p>fk</text:p>
          </table:table-cell>
          <table:table-cell office:value-type="string">
            <text:p>Link to the name of person who performed the PC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PCR</text:p>
          </table:table-cell>
          <table:table-cell office:value-type="string">
            <text:p>pcr_est_realise_par</text:p>
          </table:table-cell>
          <table:table-cell office:value-type="string">
            <text:p>pcr_fk</text:p>
          </table:table-cell>
          <table:table-cell office:value-type="string">
            <text:p>pcr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pcr_is_done_by</text:p>
          </table:table-cell>
          <table:table-cell office:value-type="string">
            <text:p>person_fk</text:p>
          </table:table-cell>
          <table:table-cell office:value-type="string">
            <text:p>fk</text:p>
          </table:table-cell>
          <table:table-cell office:value-type="string">
            <text:p>List of persons in the Person table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Person</text:p>
          </table:table-cell>
          <table:table-cell office:value-type="string">
            <text:p>pcr_est_realise_par</text:p>
          </table:table-cell>
          <table:table-cell office:value-type="string">
            <text:p>personne_fk</text:p>
          </table:table-cell>
          <table:table-cell office:value-type="string">
            <text:p>personne</text:p>
          </table:table-cell>
          <table:table-cell table:number-columns-repeated="1011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pcr_is_done_by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cr_est_realise_par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pcr_is_done_by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cr_est_realise_par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pcr_is_done_by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cr_est_realise_par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lational table</text:p>
          </table:table-cell>
          <table:table-cell office:value-type="string">
            <text:p>pcr_is_done_by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cr_est_realise_par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country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pays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country</text:p>
          </table:table-cell>
          <table:table-cell office:value-type="string">
            <text:p>country_code</text:p>
          </table:table-cell>
          <table:table-cell/>
          <table:table-cell office:value-type="string">
            <text:p>Code (unique) of the country expressed as Country name but spaces are replaced by _ (e.g. ANTIGUA_AND_BARBUDA).</text:p>
          </table:table-cell>
          <table:table-cell office:value-type="float" office:value="1">
            <text:p>1</text:p>
          </table:table-cell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pays</text:p>
          </table:table-cell>
          <table:table-cell office:value-type="string">
            <text:p>code_pays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country</text:p>
          </table:table-cell>
          <table:table-cell office:value-type="string">
            <text:p>country_name</text:p>
          </table:table-cell>
          <table:table-cell/>
          <table:table-cell office:value-type="string">
            <text:p>Name of the country (e.g. (e.g. ANTIGUA AND BARBUDA).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pays</text:p>
          </table:table-cell>
          <table:table-cell office:value-type="string">
            <text:p>nom_pays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country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ays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country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ays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country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ays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country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ays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institution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tablissement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institution</text:p>
          </table:table-cell>
          <table:table-cell office:value-type="string">
            <text:p>institution_name</text:p>
          </table:table-cell>
          <table:table-cell/>
          <table:table-cell office:value-type="string">
            <text:p>Name (unique) of the institution</text:p>
          </table:table-cell>
          <table:table-cell office:value-type="float" office:value="1">
            <text:p>1</text:p>
          </table:table-cell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etablissement</text:p>
          </table:table-cell>
          <table:table-cell office:value-type="string">
            <text:p>nom_etablissement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institution</text:p>
          </table:table-cell>
          <table:table-cell office:value-type="string">
            <text:p>institution_comments</text:p>
          </table:table-cell>
          <table:table-cell/>
          <table:table-cell office:value-type="string">
            <text:p>Comments about the institution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tablissement</text:p>
          </table:table-cell>
          <table:table-cell office:value-type="string">
            <text:p>commentaire_etablissement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institution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tablissement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institution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tablissement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institution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tablissement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institution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etablissement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municipality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ommune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municipality</text:p>
          </table:table-cell>
          <table:table-cell office:value-type="string">
            <text:p>municipality_code</text:p>
          </table:table-cell>
          <table:table-cell/>
          <table:table-cell office:value-type="string">
            <text:p>Code (unique) of the municipality generated as follow: Municipality name|Region name|Country name. All space must be replaced with “_”</text:p>
          </table:table-cell>
          <table:table-cell office:value-type="float" office:value="1">
            <text:p>1</text:p>
          </table:table-cell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commune</text:p>
          </table:table-cell>
          <table:table-cell office:value-type="string">
            <text:p>code_commun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municipality</text:p>
          </table:table-cell>
          <table:table-cell office:value-type="string">
            <text:p>municipality_name</text:p>
          </table:table-cell>
          <table:table-cell/>
          <table:table-cell office:value-type="string">
            <text:p>Name of the municipality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commune</text:p>
          </table:table-cell>
          <table:table-cell office:value-type="string">
            <text:p>nom_commun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municipality</text:p>
          </table:table-cell>
          <table:table-cell office:value-type="string">
            <text:p>region_name</text:p>
          </table:table-cell>
          <table:table-cell/>
          <table:table-cell office:value-type="string">
            <text:p>Name of the region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commune</text:p>
          </table:table-cell>
          <table:table-cell office:value-type="string">
            <text:p>nom_region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municipality</text:p>
          </table:table-cell>
          <table:table-cell office:value-type="string">
            <text:p>country_fk</text:p>
          </table:table-cell>
          <table:table-cell office:value-type="string">
            <text:p>fk</text:p>
          </table:table-cell>
          <table:table-cell office:value-type="string">
            <text:p>Indicate the country to which the municipality belongs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/>
          <table:table-cell office:value-type="string">
            <text:p>Country</text:p>
          </table:table-cell>
          <table:table-cell office:value-type="string">
            <text:p>commune</text:p>
          </table:table-cell>
          <table:table-cell office:value-type="string">
            <text:p>pays_fk</text:p>
          </table:table-cell>
          <table:table-cell office:value-type="string">
            <text:p>pays</text:p>
          </table:table-cell>
          <table:table-cell table:number-columns-repeated="1011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municipality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ommune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municipality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ommune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municipality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ommune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municipality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commune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person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personne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person</text:p>
          </table:table-cell>
          <table:table-cell office:value-type="string">
            <text:p>person_name</text:p>
          </table:table-cell>
          <table:table-cell/>
          <table:table-cell office:value-type="string">
            <text:p>Name (unique) of the person (e.g. MALARD F)</text:p>
          </table:table-cell>
          <table:table-cell office:value-type="float" office:value="1">
            <text:p>1</text:p>
          </table:table-cell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personne</text:p>
          </table:table-cell>
          <table:table-cell office:value-type="string">
            <text:p>nom_personn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person</text:p>
          </table:table-cell>
          <table:table-cell office:value-type="string">
            <text:p>person_full_name</text:p>
          </table:table-cell>
          <table:table-cell/>
          <table:table-cell office:value-type="string">
            <text:p>Full name of the person (e.g. MALARD FLORIAN)</text:p>
          </table:table-cell>
          <table:table-cell/>
          <table:table-cell office:value-type="string">
            <text:p>character varying</text:p>
          </table:table-cell>
          <table:table-cell office:value-type="string">
            <text:p>YES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personne</text:p>
          </table:table-cell>
          <table:table-cell office:value-type="string">
            <text:p>nom_complet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person</text:p>
          </table:table-cell>
          <table:table-cell office:value-type="string">
            <text:p>person_name_bis</text:p>
          </table:table-cell>
          <table:table-cell/>
          <table:table-cell office:value-type="string">
            <text:p>Other name (if any) of the person</text:p>
          </table:table-cell>
          <table:table-cell/>
          <table:table-cell office:value-type="string">
            <text:p>character varying</text:p>
          </table:table-cell>
          <table:table-cell office:value-type="string">
            <text:p>YES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personne</text:p>
          </table:table-cell>
          <table:table-cell office:value-type="string">
            <text:p>nom_personne_ref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person</text:p>
          </table:table-cell>
          <table:table-cell office:value-type="string">
            <text:p>person_comments</text:p>
          </table:table-cell>
          <table:table-cell/>
          <table:table-cell office:value-type="string">
            <text:p>Comments about the person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ersonne</text:p>
          </table:table-cell>
          <table:table-cell office:value-type="string">
            <text:p>commentaire_personn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person</text:p>
          </table:table-cell>
          <table:table-cell office:value-type="string">
            <text:p>institution_fk</text:p>
          </table:table-cell>
          <table:table-cell office:value-type="string">
            <text:p>fk</text:p>
          </table:table-cell>
          <table:table-cell office:value-type="string">
            <text:p>Indicate the institution to which the person belongs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/>
          <table:table-cell office:value-type="string">
            <text:p>Institution</text:p>
          </table:table-cell>
          <table:table-cell office:value-type="string">
            <text:p>personne</text:p>
          </table:table-cell>
          <table:table-cell office:value-type="string">
            <text:p>etablissement_fk</text:p>
          </table:table-cell>
          <table:table-cell office:value-type="string">
            <text:p>etablissement</text:p>
          </table:table-cell>
          <table:table-cell table:number-columns-repeated="1011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person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ersonne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person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ersonne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person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ersonne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person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ersonne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program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programme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program</text:p>
          </table:table-cell>
          <table:table-cell office:value-type="string">
            <text:p>program_code</text:p>
          </table:table-cell>
          <table:table-cell/>
          <table:table-cell office:value-type="string">
            <text:p>Code (unique) of the funding program</text:p>
          </table:table-cell>
          <table:table-cell office:value-type="float" office:value="1">
            <text:p>1</text:p>
          </table:table-cell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programme</text:p>
          </table:table-cell>
          <table:table-cell office:value-type="string">
            <text:p>code_programm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program</text:p>
          </table:table-cell>
          <table:table-cell office:value-type="string">
            <text:p>program_name</text:p>
          </table:table-cell>
          <table:table-cell/>
          <table:table-cell office:value-type="string">
            <text:p>Name of the funding program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programme</text:p>
          </table:table-cell>
          <table:table-cell office:value-type="string">
            <text:p>nom_programm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program</text:p>
          </table:table-cell>
          <table:table-cell office:value-type="string">
            <text:p>coordinator_names</text:p>
          </table:table-cell>
          <table:table-cell/>
          <table:table-cell office:value-type="string">
            <text:p>Names of coordinators of the funding program</text:p>
          </table:table-cell>
          <table:table-cell/>
          <table:table-cell office:value-type="string">
            <text:p>tex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programme</text:p>
          </table:table-cell>
          <table:table-cell office:value-type="string">
            <text:p>noms_responsables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program</text:p>
          </table:table-cell>
          <table:table-cell office:value-type="string">
            <text:p>funding_agency</text:p>
          </table:table-cell>
          <table:table-cell/>
          <table:table-cell office:value-type="string">
            <text:p>Name/acronym of the funding agency</text:p>
          </table:table-cell>
          <table:table-cell/>
          <table:table-cell office:value-type="string">
            <text:p>character varying</text:p>
          </table:table-cell>
          <table:table-cell office:value-type="string">
            <text:p>YES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programme</text:p>
          </table:table-cell>
          <table:table-cell office:value-type="string">
            <text:p>type_financeur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program</text:p>
          </table:table-cell>
          <table:table-cell office:value-type="string">
            <text:p>starting_year</text:p>
          </table:table-cell>
          <table:table-cell/>
          <table:table-cell office:value-type="string">
            <text:p>Year when the funding program starts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rogramme</text:p>
          </table:table-cell>
          <table:table-cell office:value-type="string">
            <text:p>annee_debut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program</text:p>
          </table:table-cell>
          <table:table-cell office:value-type="string">
            <text:p>ending_year</text:p>
          </table:table-cell>
          <table:table-cell/>
          <table:table-cell office:value-type="string">
            <text:p>Year when the funding program ends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rogramme</text:p>
          </table:table-cell>
          <table:table-cell office:value-type="string">
            <text:p>annee_fin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program</text:p>
          </table:table-cell>
          <table:table-cell office:value-type="string">
            <text:p>program_comments</text:p>
          </table:table-cell>
          <table:table-cell/>
          <table:table-cell office:value-type="string">
            <text:p>Comments about the funding program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rogramme</text:p>
          </table:table-cell>
          <table:table-cell office:value-type="string">
            <text:p>commentaire_programm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program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rogramme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program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rogramme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program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rogramme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program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programme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taxon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referentiel_taxon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taxon</text:p>
          </table:table-cell>
          <table:table-cell office:value-type="string">
            <text:p>taxon_name</text:p>
          </table:table-cell>
          <table:table-cell/>
          <table:table-cell office:value-type="string">
            <text:p>Taxon name (unique)</text:p>
          </table:table-cell>
          <table:table-cell office:value-type="float" office:value="1">
            <text:p>1</text:p>
          </table:table-cell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referentiel_taxon</text:p>
          </table:table-cell>
          <table:table-cell office:value-type="string">
            <text:p>taxnam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taxon</text:p>
          </table:table-cell>
          <table:table-cell office:value-type="string">
            <text:p>taxon_full_name</text:p>
          </table:table-cell>
          <table:table-cell/>
          <table:table-cell office:value-type="string">
            <text:p>Full name of the taxon (unique)</text:p>
          </table:table-cell>
          <table:table-cell/>
          <table:table-cell office:value-type="string">
            <text:p>character varying</text:p>
          </table:table-cell>
          <table:table-cell office:value-type="string">
            <text:p>YES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referentiel_taxon</text:p>
          </table:table-cell>
          <table:table-cell office:value-type="string">
            <text:p>taxon_full_nam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taxon</text:p>
          </table:table-cell>
          <table:table-cell office:value-type="string">
            <text:p>taxon_rank</text:p>
          </table:table-cell>
          <table:table-cell/>
          <table:table-cell office:value-type="string">
            <text:p>Taxon rank (e.g. Genus or species …)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referentiel_taxon</text:p>
          </table:table-cell>
          <table:table-cell office:value-type="string">
            <text:p>rank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taxon</text:p>
          </table:table-cell>
          <table:table-cell office:value-type="string">
            <text:p>subclass</text:p>
          </table:table-cell>
          <table:table-cell/>
          <table:table-cell office:value-type="string">
            <text:p>Subclass name</text:p>
          </table:table-cell>
          <table:table-cell/>
          <table:table-cell office:value-type="string">
            <text:p>character varying</text:p>
          </table:table-cell>
          <table:table-cell office:value-type="string">
            <text:p>YES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referentiel_taxon</text:p>
          </table:table-cell>
          <table:table-cell office:value-type="string">
            <text:p>subclass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taxon</text:p>
          </table:table-cell>
          <table:table-cell office:value-type="string">
            <text:p>taxon_order</text:p>
          </table:table-cell>
          <table:table-cell/>
          <table:table-cell office:value-type="string">
            <text:p>Order name</text:p>
          </table:table-cell>
          <table:table-cell/>
          <table:table-cell office:value-type="string">
            <text:p>character varying</text:p>
          </table:table-cell>
          <table:table-cell office:value-type="string">
            <text:p>YES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referentiel_taxon</text:p>
          </table:table-cell>
          <table:table-cell office:value-type="string">
            <text:p>ordr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taxon</text:p>
          </table:table-cell>
          <table:table-cell office:value-type="string">
            <text:p>family</text:p>
          </table:table-cell>
          <table:table-cell/>
          <table:table-cell office:value-type="string">
            <text:p>Family name</text:p>
          </table:table-cell>
          <table:table-cell/>
          <table:table-cell office:value-type="string">
            <text:p>character varying</text:p>
          </table:table-cell>
          <table:table-cell office:value-type="string">
            <text:p>YES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referentiel_taxon</text:p>
          </table:table-cell>
          <table:table-cell office:value-type="string">
            <text:p>family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taxon</text:p>
          </table:table-cell>
          <table:table-cell office:value-type="string">
            <text:p>genus</text:p>
          </table:table-cell>
          <table:table-cell/>
          <table:table-cell office:value-type="string">
            <text:p>Genus name</text:p>
          </table:table-cell>
          <table:table-cell/>
          <table:table-cell office:value-type="string">
            <text:p>character varying</text:p>
          </table:table-cell>
          <table:table-cell office:value-type="string">
            <text:p>YES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referentiel_taxon</text:p>
          </table:table-cell>
          <table:table-cell office:value-type="string">
            <text:p>genus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taxon</text:p>
          </table:table-cell>
          <table:table-cell office:value-type="string">
            <text:p>species</text:p>
          </table:table-cell>
          <table:table-cell/>
          <table:table-cell office:value-type="string">
            <text:p>Species name</text:p>
          </table:table-cell>
          <table:table-cell/>
          <table:table-cell office:value-type="string">
            <text:p>character varying</text:p>
          </table:table-cell>
          <table:table-cell office:value-type="string">
            <text:p>YES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referentiel_taxon</text:p>
          </table:table-cell>
          <table:table-cell office:value-type="string">
            <text:p>species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taxon</text:p>
          </table:table-cell>
          <table:table-cell office:value-type="string">
            <text:p>subspecies</text:p>
          </table:table-cell>
          <table:table-cell/>
          <table:table-cell office:value-type="string">
            <text:p>Subspecies name</text:p>
          </table:table-cell>
          <table:table-cell/>
          <table:table-cell office:value-type="string">
            <text:p>character varying</text:p>
          </table:table-cell>
          <table:table-cell office:value-type="string">
            <text:p>YES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referentiel_taxon</text:p>
          </table:table-cell>
          <table:table-cell office:value-type="string">
            <text:p>subspecies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taxon</text:p>
          </table:table-cell>
          <table:table-cell office:value-type="string">
            <text:p>taxon_validity</text:p>
          </table:table-cell>
          <table:table-cell/>
          <table:table-cell office:value-type="string">
            <text:p>Specify whether the taxon name is taxonomically valid (i.e. YES or NO)</text:p>
          </table:table-cell>
          <table:table-cell/>
          <table:table-cell office:value-type="string">
            <text:p>small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referentiel_taxon</text:p>
          </table:table-cell>
          <table:table-cell office:value-type="string">
            <text:p>validity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taxon</text:p>
          </table:table-cell>
          <table:table-cell office:value-type="string">
            <text:p>taxon_code</text:p>
          </table:table-cell>
          <table:table-cell/>
          <table:table-cell office:value-type="string">
            <text:p>Code (unique) of taxon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referentiel_taxon</text:p>
          </table:table-cell>
          <table:table-cell office:value-type="string">
            <text:p>code_taxon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taxon</text:p>
          </table:table-cell>
          <table:table-cell office:value-type="string">
            <text:p>taxon_comments</text:p>
          </table:table-cell>
          <table:table-cell/>
          <table:table-cell office:value-type="string">
            <text:p>Comments about the taxon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referentiel_taxon</text:p>
          </table:table-cell>
          <table:table-cell office:value-type="string">
            <text:p>commentaire_ref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taxon</text:p>
          </table:table-cell>
          <table:table-cell office:value-type="string">
            <text:p>clade</text:p>
          </table:table-cell>
          <table:table-cell/>
          <table:table-cell office:value-type="string">
            <text:p>Name of the clade to which the species taxa belongs</text:p>
          </table:table-cell>
          <table:table-cell/>
          <table:table-cell office:value-type="string">
            <text:p>character varying</text:p>
          </table:table-cell>
          <table:table-cell office:value-type="string">
            <text:p>YES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referentiel_taxon</text:p>
          </table:table-cell>
          <table:table-cell office:value-type="string">
            <text:p>clad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taxon</text:p>
          </table:table-cell>
          <table:table-cell office:value-type="string">
            <text:p>taxon_synonym</text:p>
          </table:table-cell>
          <table:table-cell/>
          <table:table-cell office:value-type="string">
            <text:p>Synonym for taxon name if any</text:p>
          </table:table-cell>
          <table:table-cell/>
          <table:table-cell office:value-type="string">
            <text:p>character varying</text:p>
          </table:table-cell>
          <table:table-cell office:value-type="string">
            <text:p>YES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referentiel_taxon</text:p>
          </table:table-cell>
          <table:table-cell office:value-type="string">
            <text:p>taxname_ref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taxon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referentiel_taxon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taxon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referentiel_taxon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taxon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referentiel_taxon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taxon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referentiel_taxon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vocabulary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voc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vocabulary</text:p>
          </table:table-cell>
          <table:table-cell office:value-type="string">
            <text:p>vocabulary_code</text:p>
          </table:table-cell>
          <table:table-cell/>
          <table:table-cell office:value-type="string">
            <text:p>Code (unique) of the vocabulary title (e.g. RIV for RIVER)</text:p>
          </table:table-cell>
          <table:table-cell office:value-type="float" office:value="1">
            <text:p>1</text:p>
          </table:table-cell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voc</text:p>
          </table:table-cell>
          <table:table-cell office:value-type="string">
            <text:p>cod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vocabulary</text:p>
          </table:table-cell>
          <table:table-cell office:value-type="string">
            <text:p>vocabulary_title</text:p>
          </table:table-cell>
          <table:table-cell/>
          <table:table-cell office:value-type="string">
            <text:p>Vocabulary title (e.g. RIVER)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voc</text:p>
          </table:table-cell>
          <table:table-cell office:value-type="string">
            <text:p>libell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vocabulary</text:p>
          </table:table-cell>
          <table:table-cell office:value-type="string">
            <text:p>parent</text:p>
          </table:table-cell>
          <table:table-cell/>
          <table:table-cell office:value-type="string">
            <text:p>Parent to which the vocabulary belongs to (e.g. Primer Chromato)</text:p>
          </table:table-cell>
          <table:table-cell office:value-type="float" office:value="2">
            <text:p>2</text:p>
          </table:table-cell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voc</text:p>
          </table:table-cell>
          <table:table-cell office:value-type="string">
            <text:p>parent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vocabulary</text:p>
          </table:table-cell>
          <table:table-cell office:value-type="string">
            <text:p>voc_comments</text:p>
          </table:table-cell>
          <table:table-cell/>
          <table:table-cell office:value-type="string">
            <text:p>Comments about a vocabulary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voc</text:p>
          </table:table-cell>
          <table:table-cell office:value-type="string">
            <text:p>commentair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vocabulary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voc</text:p>
          </table:table-cell>
          <table:table-cell office:value-type="string">
            <text:p>user_cr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vocabulary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voc</text:p>
          </table:table-cell>
          <table:table-cell office:value-type="string">
            <text:p>user_maj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vocabulary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voc</text:p>
          </table:table-cell>
          <table:table-cell office:value-type="string">
            <text:p>date_cre</text:p>
          </table:table-cell>
          <table:table-cell table:number-columns-repeated="1012"/>
        </table:table-row>
        <table:table-row table:style-name="ro1">
          <table:table-cell office:value-type="string">
            <text:p>Repository table</text:p>
          </table:table-cell>
          <table:table-cell office:value-type="string">
            <text:p>vocabulary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voc</text:p>
          </table:table-cell>
          <table:table-cell office:value-type="string">
            <text:p>date_ma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ser</text:p>
          </table:table-cell>
          <table:table-cell office:value-type="string">
            <text:p>user_db</text:p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 office:value-type="string">
            <text:p>Technical field : identification number</text:p>
          </table:table-cell>
          <table:table-cell/>
          <table:table-cell office:value-type="string">
            <text:p>big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user_db</text:p>
          </table:table-cell>
          <table:table-cell office:value-type="string">
            <text:p>id</text:p>
          </table:table-cell>
          <table:table-cell table:number-columns-repeated="1012"/>
        </table:table-row>
        <table:table-row table:style-name="ro1">
          <table:table-cell office:value-type="string">
            <text:p>User</text:p>
          </table:table-cell>
          <table:table-cell office:value-type="string">
            <text:p>user_db</text:p>
          </table:table-cell>
          <table:table-cell office:value-type="string">
            <text:p>user_name</text:p>
          </table:table-cell>
          <table:table-cell/>
          <table:table-cell office:value-type="string">
            <text:p>User name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user_db</text:p>
          </table:table-cell>
          <table:table-cell office:value-type="string">
            <text:p>user_name</text:p>
          </table:table-cell>
          <table:table-cell table:number-columns-repeated="1012"/>
        </table:table-row>
        <table:table-row table:style-name="ro1">
          <table:table-cell office:value-type="string">
            <text:p>User</text:p>
          </table:table-cell>
          <table:table-cell office:value-type="string">
            <text:p>user_db</text:p>
          </table:table-cell>
          <table:table-cell office:value-type="string">
            <text:p>user_password</text:p>
          </table:table-cell>
          <table:table-cell/>
          <table:table-cell office:value-type="string">
            <text:p>Password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user_db</text:p>
          </table:table-cell>
          <table:table-cell office:value-type="string">
            <text:p>user_password</text:p>
          </table:table-cell>
          <table:table-cell table:number-columns-repeated="1012"/>
        </table:table-row>
        <table:table-row table:style-name="ro1">
          <table:table-cell office:value-type="string">
            <text:p>User</text:p>
          </table:table-cell>
          <table:table-cell office:value-type="string">
            <text:p>user_db</text:p>
          </table:table-cell>
          <table:table-cell office:value-type="string">
            <text:p>user_role</text:p>
          </table:table-cell>
          <table:table-cell/>
          <table:table-cell office:value-type="string">
            <text:p>Role (privilege) allocated to the user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user_db</text:p>
          </table:table-cell>
          <table:table-cell office:value-type="string">
            <text:p>user_role</text:p>
          </table:table-cell>
          <table:table-cell table:number-columns-repeated="1012"/>
        </table:table-row>
        <table:table-row table:style-name="ro1">
          <table:table-cell office:value-type="string">
            <text:p>User</text:p>
          </table:table-cell>
          <table:table-cell office:value-type="string">
            <text:p>user_db</text:p>
          </table:table-cell>
          <table:table-cell office:value-type="string">
            <text:p>user_full_name</text:p>
          </table:table-cell>
          <table:table-cell/>
          <table:table-cell office:value-type="string">
            <text:p>Full name of the user</text:p>
          </table:table-cell>
          <table:table-cell/>
          <table:table-cell office:value-type="string">
            <text:p>character varying</text:p>
          </table:table-cell>
          <table:table-cell office:value-type="string">
            <text:p>NO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user_db</text:p>
          </table:table-cell>
          <table:table-cell office:value-type="string">
            <text:p>user_full_name</text:p>
          </table:table-cell>
          <table:table-cell table:number-columns-repeated="1012"/>
        </table:table-row>
        <table:table-row table:style-name="ro1">
          <table:table-cell office:value-type="string">
            <text:p>User</text:p>
          </table:table-cell>
          <table:table-cell office:value-type="string">
            <text:p>user_db</text:p>
          </table:table-cell>
          <table:table-cell office:value-type="string">
            <text:p>user_email</text:p>
          </table:table-cell>
          <table:table-cell/>
          <table:table-cell office:value-type="string">
            <text:p>E-mail address of the user</text:p>
          </table:table-cell>
          <table:table-cell/>
          <table:table-cell office:value-type="string">
            <text:p>character varying</text:p>
          </table:table-cell>
          <table:table-cell office:value-type="string">
            <text:p>YES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user_db</text:p>
          </table:table-cell>
          <table:table-cell office:value-type="string">
            <text:p>user_email</text:p>
          </table:table-cell>
          <table:table-cell table:number-columns-repeated="1012"/>
        </table:table-row>
        <table:table-row table:style-name="ro1">
          <table:table-cell office:value-type="string">
            <text:p>User</text:p>
          </table:table-cell>
          <table:table-cell office:value-type="string">
            <text:p>user_db</text:p>
          </table:table-cell>
          <table:table-cell office:value-type="string">
            <text:p>user_institution</text:p>
          </table:table-cell>
          <table:table-cell/>
          <table:table-cell office:value-type="string">
            <text:p>Name of the institution to which the user belongs</text:p>
          </table:table-cell>
          <table:table-cell/>
          <table:table-cell office:value-type="string">
            <text:p>character varying</text:p>
          </table:table-cell>
          <table:table-cell office:value-type="string">
            <text:p>YES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user_db</text:p>
          </table:table-cell>
          <table:table-cell office:value-type="string">
            <text:p>user_institution</text:p>
          </table:table-cell>
          <table:table-cell table:number-columns-repeated="1012"/>
        </table:table-row>
        <table:table-row table:style-name="ro1">
          <table:table-cell office:value-type="string">
            <text:p>User</text:p>
          </table:table-cell>
          <table:table-cell office:value-type="string">
            <text:p>user_db</text:p>
          </table:table-cell>
          <table:table-cell office:value-type="string">
            <text:p>user_comments</text:p>
          </table:table-cell>
          <table:table-cell/>
          <table:table-cell office:value-type="string">
            <text:p>Comments concerning the user</text:p>
          </table:table-cell>
          <table:table-cell/>
          <table:table-cell office:value-type="string">
            <text:p>tex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user_db</text:p>
          </table:table-cell>
          <table:table-cell office:value-type="string">
            <text:p>user_comments</text:p>
          </table:table-cell>
          <table:table-cell table:number-columns-repeated="1012"/>
        </table:table-row>
        <table:table-row table:style-name="ro1">
          <table:table-cell office:value-type="string">
            <text:p>User</text:p>
          </table:table-cell>
          <table:table-cell office:value-type="string">
            <text:p>user_db</text:p>
          </table:table-cell>
          <table:table-cell office:value-type="string">
            <text:p>salt</text:p>
          </table:table-cell>
          <table:table-cell/>
          <table:table-cell office:value-type="string">
            <text:p>Use for some Hash function.</text:p>
          </table:table-cell>
          <table:table-cell/>
          <table:table-cell office:value-type="string">
            <text:p>character varying</text:p>
          </table:table-cell>
          <table:table-cell office:value-type="string">
            <text:p>YES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user_db</text:p>
          </table:table-cell>
          <table:table-cell office:value-type="string">
            <text:p>salt</text:p>
          </table:table-cell>
          <table:table-cell table:number-columns-repeated="1012"/>
        </table:table-row>
        <table:table-row table:style-name="ro1">
          <table:table-cell office:value-type="string">
            <text:p>User</text:p>
          </table:table-cell>
          <table:table-cell office:value-type="string">
            <text:p>user_db</text:p>
          </table:table-cell>
          <table:table-cell office:value-type="string">
            <text:p>user_is_active</text:p>
          </table:table-cell>
          <table:table-cell/>
          <table:table-cell office:value-type="string">
            <text:p>To flag if the user account is active.</text:p>
          </table:table-cell>
          <table:table-cell/>
          <table:table-cell office:value-type="string">
            <text:p>smallint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user_db</text:p>
          </table:table-cell>
          <table:table-cell office:value-type="string">
            <text:p>user_is_active</text:p>
          </table:table-cell>
          <table:table-cell table:number-columns-repeated="1012"/>
        </table:table-row>
        <table:table-row table:style-name="ro1">
          <table:table-cell office:value-type="string">
            <text:p>User</text:p>
          </table:table-cell>
          <table:table-cell office:value-type="string">
            <text:p>user_db</text:p>
          </table:table-cell>
          <table:table-cell office:value-type="string">
            <text:p>creation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filled in the field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user_db</text:p>
          </table:table-cell>
          <table:table-cell office:value-type="string">
            <text:p>creation_user_name</text:p>
          </table:table-cell>
          <table:table-cell table:number-columns-repeated="1012"/>
        </table:table-row>
        <table:table-row table:style-name="ro1">
          <table:table-cell office:value-type="string">
            <text:p>User</text:p>
          </table:table-cell>
          <table:table-cell office:value-type="string">
            <text:p>user_db</text:p>
          </table:table-cell>
          <table:table-cell office:value-type="string">
            <text:p>update_user_name</text:p>
          </table:table-cell>
          <table:table-cell office:value-type="string">
            <text:p>tf</text:p>
          </table:table-cell>
          <table:table-cell office:value-type="string">
            <text:p>Technical field : User name of person who updated the field content</text:p>
          </table:table-cell>
          <table:table-cell/>
          <table:table-cell office:value-type="string">
            <text:p>bigin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user_db</text:p>
          </table:table-cell>
          <table:table-cell office:value-type="string">
            <text:p>update_user_name</text:p>
          </table:table-cell>
          <table:table-cell table:number-columns-repeated="1012"/>
        </table:table-row>
        <table:table-row table:style-name="ro1">
          <table:table-cell office:value-type="string">
            <text:p>User</text:p>
          </table:table-cell>
          <table:table-cell office:value-type="string">
            <text:p>user_db</text:p>
          </table:table-cell>
          <table:table-cell office:value-type="string">
            <text:p>date_of_creation</text:p>
          </table:table-cell>
          <table:table-cell office:value-type="string">
            <text:p>tf</text:p>
          </table:table-cell>
          <table:table-cell office:value-type="string">
            <text:p>Technical field : date of creation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user_db</text:p>
          </table:table-cell>
          <table:table-cell office:value-type="string">
            <text:p>date_of_creation</text:p>
          </table:table-cell>
          <table:table-cell table:number-columns-repeated="1012"/>
        </table:table-row>
        <table:table-row table:style-name="ro1">
          <table:table-cell office:value-type="string">
            <text:p>User</text:p>
          </table:table-cell>
          <table:table-cell office:value-type="string">
            <text:p>user_db</text:p>
          </table:table-cell>
          <table:table-cell office:value-type="string">
            <text:p>date_of_update</text:p>
          </table:table-cell>
          <table:table-cell office:value-type="string">
            <text:p>tf</text:p>
          </table:table-cell>
          <table:table-cell office:value-type="string">
            <text:p>Technical field : date of update of field content</text:p>
          </table:table-cell>
          <table:table-cell/>
          <table:table-cell office:value-type="string">
            <text:p>timestamp without time zo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user_db</text:p>
          </table:table-cell>
          <table:table-cell office:value-type="string">
            <text:p>date_of_update</text:p>
          </table:table-cell>
          <table:table-cell table:number-columns-repeated="1012"/>
        </table:table-row>
        <table:table-row table:style-name="ro1" table:number-rows-repeated="104808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1">31/07/2020</text:date>, <text:time>17:5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20-07-31T17:50:40.95</dc:date>
    <meta:editing-duration>PT1H54M51S</meta:editing-duration>
    <meta:editing-cycles>12</meta:editing-cycles>
    <meta:document-statistic meta:table-count="1" meta:cell-count="4242" meta:object-count="0"/>
  </office:meta>
</office:document-meta>
</file>